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1E9A30F7289D9EC850.png" manifest:media-type="image/png"/>
  <manifest:file-entry manifest:full-path="Pictures/1000171F0000083800000310E070E130D277634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549cm" table:align="center"/>
    </style:style>
    <style:style style:name="Table3.A" style:family="table-column">
      <style:table-column-properties style:column-width="1.505cm"/>
    </style:style>
    <style:style style:name="Table3.B" style:family="table-column">
      <style:table-column-properties style:column-width="1.677cm"/>
    </style:style>
    <style:style style:name="Table3.C" style:family="table-column">
      <style:table-column-properties style:column-width="2.367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0.05pt solid #000000"/>
    </style:style>
    <style:style style:name="Table3.A2"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Table3.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4"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6"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7"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4" style:family="table">
      <style:table-properties style:width="3.205cm" fo:margin-left="0.302cm" table:align="left"/>
    </style:style>
    <style:style style:name="Table4.A" style:family="table-column">
      <style:table-column-properties style:column-width="1.055cm"/>
    </style:style>
    <style:style style:name="Table4.B" style:family="table-column">
      <style:table-column-properties style:column-width="1.053cm"/>
    </style:style>
    <style:style style:name="Table4.C" style:family="table-column">
      <style:table-column-properties style:column-width="1.097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226cm" fo:margin-left="0.28cm" table:align="left"/>
    </style:style>
    <style:style style:name="Table5.A" style:family="table-column">
      <style:table-column-properties style:column-width="1.055cm"/>
    </style:style>
    <style:style style:name="Table5.B" style:family="table-column">
      <style:table-column-properties style:column-width="1.074cm"/>
    </style:style>
    <style:style style:name="Table5.C" style:family="table-column">
      <style:table-column-properties style:column-width="1.09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3.226cm" fo:margin-left="0.28cm" table:align="left"/>
    </style:style>
    <style:style style:name="Table6.A" style:family="table-column">
      <style:table-column-properties style:column-width="1.032cm"/>
    </style:style>
    <style:style style:name="Table6.B" style:family="table-column">
      <style:table-column-properties style:column-width="1.097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2" style:family="table">
      <style:table-properties style:width="17.593cm" fo:margin-left="0cm" table:align="left"/>
    </style:style>
    <style:style style:name="Table2.A" style:family="table-column">
      <style:table-column-properties style:column-width="2.623cm"/>
    </style:style>
    <style:style style:name="Table2.B" style:family="table-column">
      <style:table-column-properties style:column-width="1.277cm"/>
    </style:style>
    <style:style style:name="Table2.C" style:family="table-column">
      <style:table-column-properties style:column-width="2.422cm"/>
    </style:style>
    <style:style style:name="Table2.D" style:family="table-column">
      <style:table-column-properties style:column-width="11.271cm"/>
    </style:style>
    <style:style style:name="Table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1" style:family="table-cell">
      <style:table-cell-properties fo:background-color="#ffff99" fo:padding="0.097cm" fo:border="0.05pt solid #000000">
        <style:background-image/>
      </style:table-cell-properties>
    </style:style>
    <style:style style:name="Table2.B2" style:family="table-cell">
      <style:table-cell-properties fo:background-color="#ffff99" fo:padding="0.097cm" fo:border-left="0.05pt solid #000000" fo:border-right="none" fo:border-top="none" fo:border-bottom="0.05pt solid #000000">
        <style:background-image/>
      </style:table-cell-properties>
    </style:style>
    <style:style style:name="Table2.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4" style:family="table-cell">
      <style:table-cell-properties fo:background-color="#ffff99" fo:padding="0.097cm" fo:border-left="0.05pt solid #000000" fo:border-right="none" fo:border-top="none" fo:border-bottom="0.05pt solid #000000">
        <style:background-image/>
      </style:table-cell-properties>
    </style:style>
    <style:style style:name="Tab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B5" style:family="table-cell">
      <style:table-cell-properties fo:background-color="#ffff99" fo:padding="0.097cm" fo:border-left="0.05pt solid #000000" fo:border-right="none" fo:border-top="none" fo:border-bottom="0.05pt solid #000000">
        <style:background-image/>
      </style:table-cell-properties>
    </style:style>
    <style:style style:name="Table2.D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2.A6" style:family="table-cell">
      <style:table-cell-properties fo:padding="0.097cm" fo:border-left="none" fo:border-right="none" fo:border-top="0.05pt solid #000000" fo:border-bottom="0.05pt solid #000000"/>
    </style:style>
    <style:style style:name="Table2.B6" style:family="table-cell">
      <style:table-cell-properties fo:padding="0.097cm" fo:border-left="none" fo:border-right="none" fo:border-top="0.05pt solid #000000" fo:border-bottom="0.05pt solid #000000"/>
    </style:style>
    <style:style style:name="Table2.D6" style:family="table-cell">
      <style:table-cell-properties fo:padding="0.097cm" fo:border-left="none" fo:border-right="none" fo:border-top="0.05pt solid #000000"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none" fo:border-right="none" fo:border-top="0.05pt solid #000000" fo:border-bottom="0.05pt solid #000000"/>
    </style:style>
    <style:style style:name="Table2.B9" style:family="table-cell">
      <style:table-cell-properties fo:padding="0.097cm" fo:border-left="none" fo:border-right="none" fo:border-top="0.05pt solid #000000" fo:border-bottom="0.05pt solid #000000"/>
    </style:style>
    <style:style style:name="Table2.D9" style:family="table-cell">
      <style:table-cell-properties fo:padding="0.097cm" fo:border-left="none" fo:border-right="none" fo:border-top="0.05pt solid #000000"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8pt" style:font-size-asian="18pt" style:font-size-complex="18pt"/>
    </style:style>
    <style:style style:name="P2" style:family="paragraph" style:parent-style-name="Text_20_body">
      <style:paragraph-properties fo:margin-left="0cm" fo:margin-right="0cm" fo:text-indent="0cm" style:auto-text-indent="true"/>
    </style:style>
    <style:style style:name="P3" style:family="paragraph" style:parent-style-name="Text_20_body">
      <style:paragraph-properties fo:margin-left="0cm" fo:margin-right="0cm" fo:text-indent="0cm" style:auto-text-indent="true"/>
      <style:text-properties fo:color="#008000" fo:font-size="6pt" style:font-size-asian="5.25pt" style:font-size-complex="6pt"/>
    </style:style>
    <style:style style:name="P4" style:family="paragraph" style:parent-style-name="Text_20_body">
      <style:paragraph-properties fo:margin-left="0cm" fo:margin-right="0cm" fo:text-indent="0cm" style:auto-text-indent="true"/>
      <style:text-properties officeooo:paragraph-rsid="000f001a"/>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 New Roman"/>
    </style:style>
    <style:style style:name="P10" style:family="paragraph" style:parent-style-name="Text_20_body">
      <style:text-properties style:font-name="Arial"/>
    </style:style>
    <style:style style:name="P11" style:family="paragraph" style:parent-style-name="Text_20_body">
      <style:text-properties style:text-underline-style="non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rsid="00015fac" officeooo:paragraph-rsid="00015fac"/>
    </style:style>
    <style:style style:name="P14" style:family="paragraph" style:parent-style-name="Text_20_body">
      <style:text-properties officeooo:rsid="000d12db" officeooo:paragraph-rsid="000d12db"/>
    </style:style>
    <style:style style:name="P15" style:family="paragraph" style:parent-style-name="Text_20_body">
      <style:text-properties officeooo:paragraph-rsid="000f001a"/>
    </style:style>
    <style:style style:name="P16" style:family="paragraph" style:parent-style-name="Code">
      <style:paragraph-properties fo:margin-left="1.251cm" fo:margin-right="0cm" fo:text-indent="0cm" style:auto-text-indent="false"/>
    </style:style>
    <style:style style:name="P17" style:family="paragraph" style:parent-style-name="Code">
      <style:paragraph-properties fo:margin-left="1.251cm" fo:margin-right="0cm" fo:text-indent="0cm" style:auto-text-indent="false"/>
      <style:text-properties fo:color="#0000ff" fo:font-style="italic" style:font-style-asian="italic" style:font-style-complex="italic"/>
    </style:style>
    <style:style style:name="P18" style:family="paragraph" style:parent-style-name="Code">
      <style:paragraph-properties fo:margin-left="1.251cm" fo:margin-right="0cm" fo:text-indent="0cm" style:auto-text-indent="false"/>
      <style:text-properties fo:color="#0047ff" fo:font-style="italic" style:font-style-asian="italic" style:font-style-complex="italic"/>
    </style:style>
    <style:style style:name="P19" style:family="paragraph" style:parent-style-name="Text_20_body">
      <style:paragraph-properties fo:margin-left="1.251cm" fo:margin-right="0cm" fo:text-indent="0cm" style:auto-text-indent="false"/>
    </style:style>
    <style:style style:name="P20" style:family="paragraph" style:parent-style-name="Code">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Table">
      <style:paragraph-properties fo:keep-with-next="always"/>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style:font-name="Arial"/>
    </style:style>
    <style:style style:name="P25" style:family="paragraph" style:parent-style-name="Table_20_Contents">
      <style:paragraph-properties fo:text-align="start" style:justify-single-word="false"/>
      <style:text-properties style:font-name="Arial"/>
    </style:style>
    <style:style style:name="P26" style:family="paragraph" style:parent-style-name="Table_20_Contents">
      <style:paragraph-properties fo:text-align="justify" style:justify-single-word="false"/>
      <style:text-properties officeooo:rsid="000ae816" officeooo:paragraph-rsid="000ae816"/>
    </style:style>
    <style:style style:name="P27" style:family="paragraph" style:parent-style-name="Function_20_Definitions">
      <style:text-properties fo:font-weight="bold" style:font-weight-asian="bold" style:font-weight-complex="bold"/>
    </style:style>
    <style:style style:name="P28" style:family="paragraph" style:parent-style-name="Function_20_Definitions">
      <style:text-properties fo:font-weight="bold" officeooo:rsid="0006082c" officeooo:paragraph-rsid="0006082c" style:font-weight-asian="bold" style:font-weight-complex="bold"/>
    </style:style>
    <style:style style:name="P29" style:family="paragraph" style:parent-style-name="Function_20_Definitions">
      <style:text-properties officeooo:rsid="0006082c" officeooo:paragraph-rsid="0006082c"/>
    </style:style>
    <style:style style:name="P30" style:family="paragraph" style:parent-style-name="Function_20_Definitions">
      <style:text-properties officeooo:paragraph-rsid="0009a0a7"/>
    </style:style>
    <style:style style:name="P31" style:family="paragraph" style:parent-style-name="Code">
      <style:paragraph-properties fo:margin-left="-1.251cm" fo:margin-right="0cm" fo:text-indent="0cm" style:auto-text-indent="false"/>
    </style:style>
    <style:style style:name="P32" style:family="paragraph" style:parent-style-name="Text_20_body">
      <style:paragraph-properties fo:margin-left="1.251cm" fo:margin-right="0cm" fo:text-indent="0.101cm" style:auto-text-indent="true"/>
      <style:text-properties fo:font-weight="normal" style:font-weight-asian="normal" style:font-weight-complex="normal"/>
    </style:style>
    <style:style style:name="P33" style:family="paragraph" style:parent-style-name="Code">
      <style:text-properties officeooo:rsid="000ae816" officeooo:paragraph-rsid="000ae816"/>
    </style:style>
    <style:style style:name="P34" style:family="paragraph" style:parent-style-name="Standard">
      <style:text-properties officeooo:paragraph-rsid="000f001a"/>
    </style:style>
    <style:style style:name="P35" style:family="paragraph" style:parent-style-name="Standard">
      <style:paragraph-properties fo:text-align="center" style:justify-single-word="false"/>
      <style:text-properties officeooo:rsid="0010e916" officeooo:paragraph-rsid="0010e916"/>
    </style:style>
    <style:style style:name="P36" style:family="paragraph" style:parent-style-name="Standard">
      <style:paragraph-properties fo:text-align="center" style:justify-single-word="false"/>
      <style:text-properties fo:font-style="italic" officeooo:rsid="0010e916" officeooo:paragraph-rsid="0010e916" style:font-style-asian="italic" style:font-style-complex="italic"/>
    </style:style>
    <style:style style:name="P37" style:family="paragraph" style:parent-style-name="Standard">
      <style:paragraph-properties fo:break-before="page"/>
      <style:text-properties officeooo:paragraph-rsid="000f001a"/>
    </style:style>
    <style:style style:name="P38" style:family="paragraph" style:parent-style-name="Text_20_body">
      <style:paragraph-properties fo:margin-left="0cm" fo:margin-right="0cm" fo:text-indent="0.101cm" style:auto-text-indent="tru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Contents_20_4">
      <style:paragraph-properties>
        <style:tab-stops>
          <style:tab-stop style:position="16.092cm" style:type="right" style:leader-style="dotted" style:leader-text="."/>
        </style:tab-stops>
      </style:paragraph-properties>
    </style:style>
    <style:style style:name="P43" style:family="paragraph" style:parent-style-name="First_20_paragraph">
      <style:text-properties officeooo:paragraph-rsid="000f001a"/>
    </style:style>
    <style:style style:name="P44" style:family="paragraph" style:parent-style-name="Preformatted_20_Text">
      <style:text-properties officeooo:paragraph-rsid="000f001a"/>
    </style:style>
    <style:style style:name="P45" style:family="paragraph" style:parent-style-name="Standard" style:list-style-name="L3"/>
    <style:style style:name="P46" style:family="paragraph" style:parent-style-name="Standard" style:list-style-name="L3">
      <style:paragraph-properties fo:margin-left="2.501cm" fo:margin-right="0cm" fo:text-indent="-0.635cm" style:auto-text-indent="false"/>
    </style:style>
    <style:style style:name="P47" style:family="paragraph" style:parent-style-name="Standard" style:list-style-name="L3">
      <style:paragraph-properties fo:margin-left="2.501cm" fo:margin-right="0cm" fo:text-indent="-0.635cm" style:auto-text-indent="false"/>
      <style:text-properties fo:font-size="10pt" style:font-size-asian="10pt" style:font-size-complex="10pt"/>
    </style:style>
    <style:style style:name="P48" style:family="paragraph" style:parent-style-name="Standard" style:list-style-name="L3">
      <style:paragraph-properties fo:margin-left="3.752cm" fo:margin-right="0cm" fo:text-indent="-0.635cm" style:auto-text-indent="false"/>
      <style:text-properties fo:font-size="10pt" style:font-size-asian="10pt" style:font-size-complex="10pt"/>
    </style:style>
    <style:style style:name="P49" style:family="paragraph" style:parent-style-name="Standard" style:list-style-name="L3">
      <style:paragraph-properties fo:margin-left="3.752cm" fo:margin-right="0cm" fo:text-indent="-0.635cm" style:auto-text-indent="false"/>
    </style:style>
    <style:style style:name="P50" style:family="paragraph" style:parent-style-name="Text_20_body" style:list-style-name="L1"/>
    <style:style style:name="P51" style:family="paragraph" style:parent-style-name="Text_20_body" style:list-style-name="L1">
      <style:text-properties style:font-name="Courier New1"/>
    </style:style>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4">
      <style:paragraph-properties fo:margin-left="2.501cm" fo:margin-right="0cm" fo:text-indent="-0.635cm" style:auto-text-indent="true"/>
    </style:style>
    <style:style style:name="P55" style:family="paragraph" style:parent-style-name="Text_20_body" style:list-style-name="L4">
      <style:paragraph-properties fo:margin-left="3.752cm" fo:margin-right="0cm" fo:text-indent="-0.635cm" style:auto-text-indent="true"/>
    </style:style>
    <style:style style:name="P56" style:family="paragraph" style:parent-style-name="Text_20_body" style:list-style-name="L6">
      <style:paragraph-properties fo:margin-top="0cm" fo:margin-bottom="0cm" loext:contextual-spacing="false"/>
      <style:text-properties officeooo:paragraph-rsid="000f001a"/>
    </style:style>
    <style:style style:name="P57" style:family="paragraph" style:parent-style-name="Heading_20_2">
      <style:text-properties style:font-name="Arial"/>
    </style:style>
    <style:style style:name="P58" style:family="paragraph" style:parent-style-name="Heading_20_3">
      <style:text-properties style:text-underline-style="solid" style:text-underline-width="auto" style:text-underline-color="font-color"/>
    </style:style>
    <style:style style:name="P59" style:family="paragraph" style:parent-style-name="Code" style:list-style-name="L1"/>
    <style:style style:name="P60" style:family="paragraph" style:parent-style-name="Code" style:list-style-name="L1">
      <style:text-properties fo:color="#0000ff"/>
    </style:style>
    <style:style style:name="P61" style:family="paragraph" style:parent-style-name="Code" style:list-style-name="L2"/>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Times New Roman"/>
    </style:style>
    <style:style style:name="T9" style:family="text">
      <style:text-properties fo:background-color="#ffff66" loext:char-shading-value="0"/>
    </style:style>
    <style:style style:name="T10" style:family="text">
      <style:text-properties fo:color="#0047ff" fo:font-style="italic" style:font-style-asian="italic" style:font-style-complex="italic"/>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color="#333333" fo:font-weight="bold" style:font-weight-asian="bold" style:font-weight-complex="bold"/>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weight="bold" style:font-weight-asian="bold" style:font-weight-complex="bold"/>
    </style:style>
    <style:style style:name="T18" style:family="text">
      <style:text-properties fo:color="#008000"/>
    </style:style>
    <style:style style:name="T19" style:family="text">
      <style:text-properties fo:color="#008000" fo:font-weight="bold" style:font-weight-asian="bold" style:font-weight-complex="bold"/>
    </style:style>
    <style:style style:name="T20" style:family="text">
      <style:text-properties fo:font-size="10pt" style:font-size-asian="10pt" style:font-size-complex="10pt"/>
    </style:style>
    <style:style style:name="T21" style:family="text">
      <style:text-properties officeooo:rsid="00024998"/>
    </style:style>
    <style:style style:name="T22" style:family="text">
      <style:text-properties officeooo:rsid="0009a0a7"/>
    </style:style>
    <style:style style:name="T23" style:family="text">
      <style:text-properties officeooo:rsid="000bbba8"/>
    </style:style>
    <style:style style:name="T24" style:family="text">
      <style:text-properties officeooo:rsid="000da83a"/>
    </style:style>
    <style:style style:name="T25" style:family="text">
      <style:text-properties officeooo:rsid="000e51c4"/>
    </style:style>
    <style:style style:name="T26" style:family="text">
      <style:text-properties officeooo:rsid="000eb277"/>
    </style:style>
    <style:style style:name="T27" style:family="text">
      <style:text-properties officeooo:rsid="000f001a"/>
    </style:style>
    <style:style style:name="T28" style:family="text">
      <style:text-properties style:font-name="Times New Roman1" officeooo:rsid="000f001a"/>
    </style:style>
    <style:style style:name="T29"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draw:frame draw:style-name="fr1" draw:name="Image1" text:anchor-type="paragraph" svg:x="5.503cm" svg:y="1.113cm" svg:width="6.135cm" svg:height="2.281cm" draw:z-index="0"><draw:image xlink:href="Pictures/1000171F0000083800000310E070E130D2776345.svg" xlink:type="simple" xlink:show="embed" xlink:actuate="onLoad"/><draw:image xlink:href="Pictures/10000201000000500000001E9A30F7289D9EC850.png" xlink:type="simple" xlink:show="embed" xlink:actuate="onLoad"/></draw:frame></text:p>
      <text:p text:style-name="Title"/>
      <text:p text:style-name="Title"><text:span text:style-name="T26">Meat</text:span> <text:span text:style-name="T25">Language </text:span>Reference</text:p>
      <text:p text:style-name="P35"/>
      <text:p text:style-name="P35"/>
      <text:p text:style-name="P36"/>
      <text:p text:style-name="P36"/>
      <text:p text:style-name="P36"/>
      <text:p text:style-name="P36"/>
      <text:p text:style-name="P36"><text:span text:style-name="T29">Ron R Wills &lt;</text:span><text:a xlink:type="simple" xlink:href="mailto:ron.rwsoft@gmail.com?subject=Meat%20Language%20Reference" text:style-name="Internet_20_link" text:visited-style-name="Visited_20_Internet_20_Link"><text:span text:style-name="T29">ron.rwsoft@gmail.com</text:span></text:a><text:span text:style-name="T29">&gt;</text:span></text:p>
      <text:p text:style-name="P37">Copyright <text:span text:style-name="T28">©</text:span> <text:span text:style-name="T27">2007</text:span> <text:span text:style-name="T27">Ron R Wills &lt;</text:span><text:a xlink:type="simple" xlink:href="mailto:ron.rwosft@gmail.com" text:style-name="Internet_20_link" text:visited-style-name="Visited_20_Internet_20_Link"><text:span text:style-name="T27">ron.rwosft@gmail.com</text:span></text:a><text:span text:style-name="T27">&gt;</text:span></text:p>
      <text:p text:style-name="P34"/>
      <text:p text:style-name="P38">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291_170719204" text:style-name="Index_20_Link" text:visited-style-name="Index_20_Link">Introduction<text:tab/>2</text:a></text:p>
          <text:p text:style-name="P41"><text:a xlink:type="simple" xlink:href="#__RefHeading__732_8572981" text:style-name="Index_20_Link" text:visited-style-name="Index_20_Link">Language Syntax<text:tab/>2</text:a></text:p>
          <text:p text:style-name="P41"><text:a xlink:type="simple" xlink:href="#__RefHeading__738_8572981" text:style-name="Index_20_Link" text:visited-style-name="Index_20_Link">The Object Oriented Framework<text:tab/>3</text:a></text:p>
          <text:p text:style-name="P40"><text:a xlink:type="simple" xlink:href="#__RefHeading__1384_409270639" text:style-name="Index_20_Link" text:visited-style-name="Index_20_Link">The Classification System<text:tab/>3</text:a></text:p>
          <text:p text:style-name="P42"><text:a xlink:type="simple" xlink:href="#__RefHeading__1442_409270639" text:style-name="Index_20_Link" text:visited-style-name="Index_20_Link">Methods to Answer Messages<text:tab/>3</text:a></text:p>
          <text:p text:style-name="P42"><text:a xlink:type="simple" xlink:href="#__RefHeading__1434_409270639" text:style-name="Index_20_Link" text:visited-style-name="Index_20_Link">Inheritance<text:tab/>3</text:a></text:p>
          <text:p text:style-name="P42"><text:a xlink:type="simple" xlink:href="#__RefHeading__1448_409270639" text:style-name="Index_20_Link" text:visited-style-name="Index_20_Link">Classes are also Objects<text:tab/>3</text:a></text:p>
          <text:p text:style-name="P42"><text:a xlink:type="simple" xlink:href="#__RefHeading__1450_409270639" text:style-name="Index_20_Link" text:visited-style-name="Index_20_Link">Putting it all Together<text:tab/>3</text:a></text:p>
          <text:p text:style-name="P41"><text:a xlink:type="simple" xlink:href="#__RefHeading__740_8572981" text:style-name="Index_20_Link" text:visited-style-name="Index_20_Link">The Compiler<text:tab/>3</text:a></text:p>
          <text:p text:style-name="P39"><text:a xlink:type="simple" xlink:href="#__RefHeading__240_103412780" text:style-name="Index_20_Link" text:visited-style-name="Index_20_Link">Meat Class Reference<text:tab/>4</text:a></text:p>
          <text:p text:style-name="P41"><text:a xlink:type="simple" xlink:href="#__RefHeading__744_8572981" text:style-name="Index_20_Link" text:visited-style-name="Index_20_Link">Core Classes<text:tab/>4</text:a></text:p>
          <text:p text:style-name="P40"><text:a xlink:type="simple" xlink:href="#__RefHeading__762_8572981" text:style-name="Index_20_Link" text:visited-style-name="Index_20_Link">Object Class<text:tab/>4</text:a></text:p>
          <text:p text:style-name="P40"><text:a xlink:type="simple" xlink:href="#__RefHeading__217_832044082" text:style-name="Index_20_Link" text:visited-style-name="Index_20_Link">Object subClass: Class<text:tab/>5</text:a></text:p>
          <text:p text:style-name="P40"><text:a xlink:type="simple" xlink:href="#__RefHeading__223_832044082" text:style-name="Index_20_Link" text:visited-style-name="Index_20_Link">Object subClass: Context<text:tab/>5</text:a></text:p>
          <text:p text:style-name="P40"><text:a xlink:type="simple" xlink:href="#__RefHeading__219_832044082" text:style-name="Index_20_Link" text:visited-style-name="Index_20_Link">Context subClass: BlockContext<text:tab/>6</text:a></text:p>
          <text:p text:style-name="P40"><text:a xlink:type="simple" xlink:href="#__RefHeading__324_633758448" text:style-name="Index_20_Link" text:visited-style-name="Index_20_Link">Object subClass: Exception<text:tab/>6</text:a></text:p>
          <text:p text:style-name="P40"><text:a xlink:type="simple" xlink:href="#__RefHeading__329_1620246397" text:style-name="Index_20_Link" text:visited-style-name="Index_20_Link">Object subClass: Numeric<text:tab/>6</text:a></text:p>
          <text:p text:style-name="P40"><text:a xlink:type="simple" xlink:href="#__RefHeading__4164_739713143" text:style-name="Index_20_Link" text:visited-style-name="Index_20_Link">Numeric subClass: Integer<text:tab/>7</text:a></text:p>
          <text:p text:style-name="P40"><text:a xlink:type="simple" xlink:href="#__RefHeading__1006_911066331" text:style-name="Index_20_Link" text:visited-style-name="Index_20_Link">Object subClass: Boolean<text:tab/>7</text:a></text:p>
          <text:p text:style-name="P40"><text:a xlink:type="simple" xlink:href="#__RefHeading__331_1620246397" text:style-name="Index_20_Link" text:visited-style-name="Index_20_Link">Object subClass: Text<text:tab/>8</text:a></text:p>
          <text:p text:style-name="P40"><text:a xlink:type="simple" xlink:href="#__RefHeading__4172_739713143" text:style-name="Index_20_Link" text:visited-style-name="Index_20_Link">Object subClass: List<text:tab/>9</text:a></text:p>
          <text:p text:style-name="P40"><text:a xlink:type="simple" xlink:href="#__RefHeading__1858_984965730" text:style-name="Index_20_Link" text:visited-style-name="Index_20_Link">Object subClass: Index<text:tab/>10</text:a></text:p>
          <text:p text:style-name="P40"><text:a xlink:type="simple" xlink:href="#__RefHeading__1860_984965730" text:style-name="Index_20_Link" text:visited-style-name="Index_20_Link">Object subClass: Application<text:tab/>10</text:a></text:p>
          <text:p text:style-name="P40"><text:a xlink:type="simple" xlink:href="#__RefHeading__333_1620246397" text:style-name="Index_20_Link" text:visited-style-name="Index_20_Link">Object subClass: Library<text:tab/>10</text:a></text:p>
          <text:p text:style-name="P40"><text:a xlink:type="simple" xlink:href="#__RefHeading__221_832044082" text:style-name="Index_20_Link" text:visited-style-name="Index_20_Link">Object subClass: Archive<text:tab/>10</text:a></text:p>
          <text:p text:style-name="P39"><text:a xlink:type="simple" xlink:href="#__RefHeading___Toc2096_1227955824" text:style-name="Index_20_Link" text:visited-style-name="Index_20_Link">Meat Compiler Reference<text:tab/>12</text:a></text:p>
          <text:p text:style-name="P41"><text:a xlink:type="simple" xlink:href="#__RefHeading___Toc2098_1227955824" text:style-name="Index_20_Link" text:visited-style-name="Index_20_Link">The Compiler Classes<text:tab/>12</text:a></text:p>
          <text:p text:style-name="P40"><text:a xlink:type="simple" xlink:href="#__RefHeading___Toc2100_1227955824" text:style-name="Index_20_Link" text:visited-style-name="Index_20_Link">Object subClass: Compiler<text:tab/>12</text:a></text:p>
          <text:p text:style-name="P40"><text:a xlink:type="simple" xlink:href="#__RefHeading___Toc2102_1227955824" text:style-name="Index_20_Link" text:visited-style-name="Index_20_Link">Archive subClass: Compiler.Library<text:tab/>12</text:a></text:p>
          <text:p text:style-name="P40"><text:a xlink:type="simple" xlink:href="#__RefHeading___Toc2104_1227955824" text:style-name="Index_20_Link" text:visited-style-name="Index_20_Link">Object subClass: Compiler.Class<text:tab/>12</text:a></text:p>
          <text:p text:style-name="P40"><text:a xlink:type="simple" xlink:href="#__RefHeading___Toc2106_1227955824" text:style-name="Index_20_Link" text:visited-style-name="Index_20_Link">Object subClass: IDE.Method<text:tab/>13</text:a></text:p>
          <text:p text:style-name="P39"><text:a xlink:type="simple" xlink:href="#__RefHeading__1008_911066331" text:style-name="Index_20_Link" text:visited-style-name="Index_20_Link">Datastores<text:tab/>14</text:a></text:p>
          <text:p text:style-name="P41"><text:a xlink:type="simple" xlink:href="#__RefHeading__1862_984965730" text:style-name="Index_20_Link" text:visited-style-name="Index_20_Link">Library File Format<text:tab/>14</text:a></text:p>
          <text:p text:style-name="P41"><text:a xlink:type="simple" xlink:href="#__RefHeading__1864_984965730" text:style-name="Index_20_Link" text:visited-style-name="Index_20_Link">Archive File Format<text:tab/>14</text:a></text:p>
          <text:p text:style-name="P41"><text:a xlink:type="simple" xlink:href="#__RefHeading__2318_337618619" text:style-name="Index_20_Link" text:visited-style-name="Index_20_Link">Developer File Format<text:tab/>14</text:a></text:p>
          <text:p text:style-name="P39"><text:a xlink:type="simple" xlink:href="#__RefHeading__1756_1541053735" text:style-name="Index_20_Link" text:visited-style-name="Index_20_Link">Appendix A: Things to do<text:tab/>15</text:a></text:p>
          <text:p text:style-name="P39"><text:a xlink:type="simple" xlink:href="#__RefHeading___Toc2303_1227955824" text:style-name="Index_20_Link" text:visited-style-name="Index_20_Link">GNU Free Documentation License<text:tab/>16</text:a></text:p>
          <text:p text:style-name="P41"><text:a xlink:type="simple" xlink:href="#__RefHeading___Toc2305_1227955824" text:style-name="Index_20_Link" text:visited-style-name="Index_20_Link">0. PREAMBLE<text:tab/>16</text:a></text:p>
          <text:p text:style-name="P41"><text:a xlink:type="simple" xlink:href="#__RefHeading___Toc2307_1227955824" text:style-name="Index_20_Link" text:visited-style-name="Index_20_Link">1. APPLICABILITY AND DEFINITIONS<text:tab/>16</text:a></text:p>
          <text:p text:style-name="P41"><text:a xlink:type="simple" xlink:href="#__RefHeading___Toc2309_1227955824" text:style-name="Index_20_Link" text:visited-style-name="Index_20_Link">2. VERBATIM COPYING<text:tab/>17</text:a></text:p>
          <text:p text:style-name="P41"><text:a xlink:type="simple" xlink:href="#__RefHeading___Toc2311_1227955824" text:style-name="Index_20_Link" text:visited-style-name="Index_20_Link">3. COPYING IN QUANTITY<text:tab/>17</text:a></text:p>
          <text:p text:style-name="P41"><text:a xlink:type="simple" xlink:href="#__RefHeading___Toc2313_1227955824" text:style-name="Index_20_Link" text:visited-style-name="Index_20_Link">4. MODIFICATIONS<text:tab/>17</text:a></text:p>
          <text:p text:style-name="P41"><text:a xlink:type="simple" xlink:href="#__RefHeading___Toc2315_1227955824" text:style-name="Index_20_Link" text:visited-style-name="Index_20_Link">5. COMBINING DOCUMENTS<text:tab/>18</text:a></text:p>
          <text:p text:style-name="P41"><text:a xlink:type="simple" xlink:href="#__RefHeading___Toc2317_1227955824" text:style-name="Index_20_Link" text:visited-style-name="Index_20_Link">6. COLLECTIONS OF DOCUMENTS<text:tab/>19</text:a></text:p>
          <text:p text:style-name="P41"><text:a xlink:type="simple" xlink:href="#__RefHeading___Toc2319_1227955824" text:style-name="Index_20_Link" text:visited-style-name="Index_20_Link">7. AGGREGATION WITH INDEPENDENT WORKS<text:tab/>19</text:a></text:p>
          <text:p text:style-name="P41"><text:a xlink:type="simple" xlink:href="#__RefHeading___Toc2321_1227955824" text:style-name="Index_20_Link" text:visited-style-name="Index_20_Link">8. TRANSLATION<text:tab/>19</text:a></text:p>
          <text:p text:style-name="P41"><text:a xlink:type="simple" xlink:href="#__RefHeading___Toc2323_1227955824" text:style-name="Index_20_Link" text:visited-style-name="Index_20_Link">9. TERMINATION<text:tab/>19</text:a></text:p>
          <text:p text:style-name="P41"><text:a xlink:type="simple" xlink:href="#__RefHeading___Toc2325_1227955824" text:style-name="Index_20_Link" text:visited-style-name="Index_20_Link">10. FUTURE REVISIONS OF THIS LICENSE<text:tab/>20</text:a></text:p>
          <text:p text:style-name="P41"><text:a xlink:type="simple" xlink:href="#__RefHeading___Toc2327_1227955824" text:style-name="Index_20_Link" text:visited-style-name="Index_20_Link">11. RELICENSING<text:tab/>20</text:a></text:p>
          <text:p text:style-name="P41"><text:a xlink:type="simple" xlink:href="#__RefHeading___Toc2329_1227955824" text:style-name="Index_20_Link" text:visited-style-name="Index_20_Link">ADDENDUM: How to use this License for your documents<text:tab/>20</text:a></text:p>
        </text:index-body>
      </text:table-of-content>
      <text:p text:style-name="Standard"/>
      <text:h text:style-name="Heading_20_1" text:outline-level="1"><text:bookmark-start text:name="__RefHeading__291_170719204"/>Introduction<text:bookmark-end text:name="__RefHeading__291_170719204"/></text:h>
      <text:p text:style-name="Text_20_body">The Meat language is an object oriented cross platform computer language.</text:p>
      <text:h text:style-name="Heading_20_2" text:outline-level="2"><text:bookmark-start text:name="__RefHeading__732_8572981"/>Language Syntax<text:bookmark-end text:name="__RefHeading__732_8572981"/></text:h>
      <text:p text:style-name="Text_20_body">The syntax for the language is very simple, with a very small list of rules.</text:p>
      <text:list xml:id="list4620661380583336983" text:style-name="L1">
        <text:list-item>
          <text:p text:style-name="P50">Meat is line oriented, which means each line contains a single command.</text:p>
          <text:p text:style-name="P51">This is command one</text:p>
          <text:p text:style-name="P51">This is command two</text:p>
        </text:list-item>
        <text:list-item>
          <text:p text:style-name="P50">Each command is divided into words that are divided by white-space. Each word is highlighted in the following example.</text:p>
          <text:p text:style-name="P51"><text:span text:style-name="T9">This</text:span> <text:span text:style-name="T9">command</text:span> <text:span text:style-name="T9">has</text:span> <text:span text:style-name="T9">each</text:span> <text:span text:style-name="T9">separate</text:span> <text:span text:style-name="T9">word</text:span> <text:span text:style-name="T9">highlighted</text:span></text:p>
        </text:list-item>
        <text:list-item>
          <text:p text:style-name="P50">Literal strings defined with single quotes ''. Everything within the quotes, including white-space, will be treated as a single word.</text:p>
          <text:p text:style-name="P51"><text:span text:style-name="T9">Here</text:span> <text:span text:style-name="T9">is</text:span> <text:span text:style-name="T9">a</text:span> '<text:span text:style-name="T9">literal string</text:span>' <text:span text:style-name="T9">with</text:span> <text:span text:style-name="T9">each</text:span> <text:span text:style-name="T9">separate</text:span> <text:span text:style-name="T9">word</text:span> <text:span text:style-name="T9">highlighted</text:span></text:p>
        </text:list-item>
        <text:list-item>
          <text:p text:style-name="P50">Substitutable strings are defined with double quotes “”. Everything within the quotes will be treated as a single word.</text:p>
          <text:p text:style-name="P51"><text:span text:style-name="T9">Here</text:span> <text:span text:style-name="T9">is</text:span> <text:span text:style-name="T9">a</text:span> “<text:span text:style-name="T9">substitutable string</text:span><text:span text:style-name="T7">”</text:span> <text:span text:style-name="T9">with</text:span> <text:span text:style-name="T9">each</text:span> <text:span text:style-name="T9">separate</text:span> <text:span text:style-name="T9">word</text:span> <text:span text:style-name="T9">highlighted</text:span></text:p>
        </text:list-item>
        <text:list-item>
          <text:p text:style-name="P50">A sub-command is defined in square brackets [] and will be replaced with the result of the command.</text:p>
          <text:p text:style-name="P51"><text:span text:style-name="T9">The</text:span> <text:span text:style-name="T9">result</text:span> <text:span text:style-name="T9">of</text:span> <text:span text:style-name="T9">1</text:span> <text:span text:style-name="T9">+</text:span> <text:span text:style-name="T9">1</text:span> <text:span text:style-name="T9">is</text:span> [<text:span text:style-name="T9">1 + 1</text:span>]</text:p>
          <text:p text:style-name="P51"><text:s text:c="2"/><text:span text:style-name="T8">becomes</text:span></text:p>
          <text:p text:style-name="P51"><text:span text:style-name="T9">The</text:span> <text:span text:style-name="T9">result</text:span> <text:span text:style-name="T9">of</text:span> <text:span text:style-name="T9">1</text:span> <text:span text:style-name="T9">+</text:span> <text:span text:style-name="T9">1</text:span> <text:span text:style-name="T9">is</text:span> <text:span text:style-name="T9">2</text:span></text:p>
        </text:list-item>
        <text:list-item>
          <text:p text:style-name="P50">Blocks are defined with curly brackets {} and contain multiple commands.</text:p>
          <text:p text:style-name="P59"><text:span text:style-name="T18">10</text:span> timesDo: {</text:p>
          <text:list>
            <text:list-header>
              <text:p text:style-name="P59">This is command one</text:p>
              <text:p text:style-name="P59">Console writeLn: <text:span text:style-name="T18">“Hello World”</text:span></text:p>
            </text:list-header>
          </text:list>
          <text:p text:style-name="P59">}</text:p>
          <text:p text:style-name="P50"/>
        </text:list-item>
        <text:list-item>
          <text:p text:style-name="P50">If the first character of a line is a '#' symbol then the entire line is considered a comment and is ignored.</text:p>
          <text:p text:style-name="P60"># The is how we make notes in the code so we know what we did!</text:p>
        </text:list-item>
      </text:list>
      <text:p text:style-name="Text_20_body"/>
      <text:p text:style-name="Text_20_body">The Meat language is an Object Oriented (OO) language. For those that don't know what an OO language is, for now, the idea that everything in the language is considered an “object” is enough to know. To have anything happen within Meat we send “messages” to objects asking them to do something or for information or both. In Meat each command described above becomes a message as follows:</text:p>
      <text:list xml:id="list5236541714533257653" text:style-name="L2">
        <text:list-item>
          <text:p text:style-name="P61"><text:span text:style-name="T1">object</text:span> message details</text:p>
        </text:list-item>
        <text:list-item>
          <text:p text:style-name="P61">Console writeLn: <text:span text:style-name="T18">“Hello World”</text:span></text:p>
        </text:list-item>
      </text:list>
      <text:p text:style-name="P3"/>
      <text:p text:style-name="P2">In the first example, the first word in bold is always the object that we are sending our message to. Everything after the first word is the message that we are sending. The second example shows that Console is the object that we are messaging asking it to write the line “Hello World”. The next chapters will explain in detail how the messages are formatted and answered by the objects.</text:p>
      <text:p text:style-name="P2">For those with programming experience might have noticed the syntax is very much like the Tcl language. Meat is <text:soft-page-break/>inspired by Tcl, SmallTalk and Java.</text:p>
      <text:h text:style-name="P57" text:outline-level="2"><text:bookmark-start text:name="__RefHeading__738_8572981"/>The Object Oriented Framework<text:bookmark-end text:name="__RefHeading__738_8572981"/></text:h>
      <text:p text:style-name="Text_20_body">In the previous chapter it was mentioned that everything in Meat is an object or is an Object Oriented (OO) language. In an OO language there are two parts to every object found in the program. So before we can have an actual object we need to define what that object is going to be. To define objects we use a classification system of “classes”. Now every object has two parts, the class that defines what the object is and the objects itself.</text:p>
      <text:p text:style-name="Text_20_body">To help understand the relationship of classes and object, notice the table below.</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Table_20_Heading">Classes</text:p>
          </table:table-cell>
          <table:covered-table-cell/>
          <table:table-cell table:style-name="Table3.C1" office:value-type="string">
            <text:p text:style-name="Table_20_Heading">Objects</text:p>
          </table:table-cell>
        </table:table-row>
        <table:table-row>
          <table:table-cell table:style-name="Table3.A2" table:number-rows-spanned="6" office:value-type="string">
            <text:p text:style-name="P24">Pets</text:p>
          </table:table-cell>
          <table:table-cell table:style-name="Table3.A2" table:number-rows-spanned="3" office:value-type="string">
            <text:p text:style-name="P24">Dog</text:p>
          </table:table-cell>
          <table:table-cell table:style-name="Table3.C2" office:value-type="string">
            <text:p text:style-name="P24">Jasper</text:p>
          </table:table-cell>
        </table:table-row>
        <table:table-row>
          <table:covered-table-cell/>
          <table:covered-table-cell/>
          <table:table-cell table:style-name="Table3.C3" office:value-type="string">
            <text:p text:style-name="P24">Buddy</text:p>
          </table:table-cell>
        </table:table-row>
        <table:table-row>
          <table:covered-table-cell/>
          <table:covered-table-cell/>
          <table:table-cell table:style-name="Table3.C4" office:value-type="string">
            <text:p text:style-name="P24">Marley</text:p>
          </table:table-cell>
        </table:table-row>
        <table:table-row>
          <table:covered-table-cell/>
          <table:table-cell table:style-name="Table3.A2" table:number-rows-spanned="3" office:value-type="string">
            <text:p text:style-name="P24">Cat</text:p>
          </table:table-cell>
          <table:table-cell table:style-name="Table3.C5" office:value-type="string">
            <text:p text:style-name="P24">Shady</text:p>
          </table:table-cell>
        </table:table-row>
        <table:table-row>
          <table:covered-table-cell/>
          <table:covered-table-cell/>
          <table:table-cell table:style-name="Table3.C6" office:value-type="string">
            <text:p text:style-name="P24">Mittens</text:p>
          </table:table-cell>
        </table:table-row>
        <table:table-row>
          <table:covered-table-cell/>
          <table:covered-table-cell/>
          <table:table-cell table:style-name="Table3.C7" office:value-type="string">
            <text:p text:style-name="P25">Fluffy</text:p>
          </table:table-cell>
        </table:table-row>
      </table:table>
      <text:p text:style-name="P10"/>
      <text:h text:style-name="Heading_20_3" text:outline-level="3"><text:bookmark-start text:name="__RefHeading__1384_409270639"/>The Classification System<text:bookmark-end text:name="__RefHeading__1384_409270639"/></text:h>
      <text:h text:style-name="Heading_20_4" text:outline-level="4"><text:bookmark-start text:name="__RefHeading__1442_409270639"/>Methods to Answer Messages<text:bookmark-end text:name="__RefHeading__1442_409270639"/></text:h>
      <text:h text:style-name="Heading_20_4" text:outline-level="4"><text:bookmark-start text:name="__RefHeading__1434_409270639"/>Inheritance<text:bookmark-end text:name="__RefHeading__1434_409270639"/></text:h>
      <text:p text:style-name="Text_20_body"/>
      <text:h text:style-name="Heading_20_4" text:outline-level="4"><text:bookmark-start text:name="__RefHeading__1448_409270639"/>Classes are also Objects<text:bookmark-end text:name="__RefHeading__1448_409270639"/></text:h>
      <text:h text:style-name="Heading_20_4" text:outline-level="4"><text:bookmark-start text:name="__RefHeading__1450_409270639"/>Putting it all Together<text:bookmark-end text:name="__RefHeading__1450_409270639"/></text:h>
      <text:h text:style-name="P57" text:outline-level="2"><text:bookmark-start text:name="__RefHeading__740_8572981"/>The Compiler<text:bookmark-end text:name="__RefHeading__740_8572981"/></text:h>
      <text:p text:style-name="P9">The compiler is used to create the game files needed for the game engine. There are two types of game files that are currently used, library files and data files.</text:p>
      <text:h text:style-name="Heading_20_1" text:outline-level="1"><text:bookmark-start text:name="__RefHeading__240_103412780"/>Meat Class Reference<text:bookmark-end text:name="__RefHeading__240_103412780"/></text:h>
      <text:h text:style-name="Heading_20_2" text:outline-level="2"><text:bookmark-start text:name="__RefHeading__744_8572981"/>Core Classes<text:bookmark-end text:name="__RefHeading__744_8572981"/></text:h>
      <text:list xml:id="list2456940324193830810" text:style-name="L3">
        <text:list-item>
          <text:p text:style-name="P45"><text:a xlink:type="simple" xlink:href="#1.1.Object Class|outline" text:style-name="Internet_20_link" text:visited-style-name="Visited_20_Internet_20_Link"><text:span text:style-name="T20">Object</text:span></text:a></text:p>
        </text:list-item>
        <text:list-item>
          <text:p text:style-name="P46"><text:a xlink:type="simple" xlink:href="#1.2.Class Class|outline" text:style-name="Internet_20_link" text:visited-style-name="Visited_20_Internet_20_Link"><text:span text:style-name="T20">Class</text:span></text:a></text:p>
        </text:list-item>
        <text:list-item>
          <text:p text:style-name="P46"><text:a xlink:type="simple" xlink:href="#2.3.Object subClass: Context|outline" text:style-name="Internet_20_link" text:visited-style-name="Visited_20_Internet_20_Link"><text:span text:style-name="T20">Context</text:span></text:a></text:p>
        </text:list-item>
        <text:list-item>
          <text:p text:style-name="P48"><text:a xlink:type="simple" xlink:href="#2.1.4.Context subClass: BlockContext|outline" text:style-name="Internet_20_link" text:visited-style-name="Visited_20_Internet_20_Link">BlockContext</text:a></text:p>
        </text:list-item>
        <text:list-item>
          <text:p text:style-name="P46"><text:a xlink:type="simple" xlink:href="#2.1.5.Object subClass: Exception|outline" text:style-name="Internet_20_link" text:visited-style-name="Visited_20_Internet_20_Link"><text:span text:style-name="T20">Exception</text:span></text:a></text:p>
        </text:list-item>
        <text:list-item>
          <text:p text:style-name="P46"><text:a xlink:type="simple" xlink:href="#2.6.Object subClass: Numeric|outline" text:style-name="Internet_20_link" text:visited-style-name="Visited_20_Internet_20_Link"><text:span text:style-name="T20">Numeric</text:span></text:a></text:p>
        </text:list-item>
        <text:list-item>
          <text:p text:style-name="P49"><text:a xlink:type="simple" xlink:href="#2.1.7.Numeric subClass: Integer|outline" text:style-name="Internet_20_link" text:visited-style-name="Visited_20_Internet_20_Link"><text:span text:style-name="T20">Integer</text:span></text:a></text:p>
        </text:list-item>
        <text:list-item>
          <text:p text:style-name="P48">Number</text:p>
        </text:list-item>
        <text:list-item>
          <text:p text:style-name="P47"><text:a xlink:type="simple" xlink:href="#2.1.8.Object subClass: Boolean|outline" text:style-name="Internet_20_link" text:visited-style-name="Visited_20_Internet_20_Link">Boolean</text:a></text:p>
        </text:list-item>
        <text:list-item>
          <text:p text:style-name="P46"><text:a xlink:type="simple" xlink:href="#2.7.Object subClass: Text|outline" text:style-name="Internet_20_link" text:visited-style-name="Visited_20_Internet_20_Link"><text:span text:style-name="T20">Text</text:span></text:a></text:p>
        </text:list-item>
        <text:list-item>
          <text:p text:style-name="P47"><text:a xlink:type="simple" xlink:href="#2.1.10.Object subClass: List|outline" text:style-name="Internet_20_link" text:visited-style-name="Visited_20_Internet_20_Link">List</text:a></text:p>
        </text:list-item>
        <text:list-item>
          <text:p text:style-name="P47">Index</text:p>
        </text:list-item>
        <text:list-item>
          <text:p text:style-name="P46"><text:a xlink:type="simple" xlink:href="#2.1.12.Object subClass: Application|outline" text:style-name="Internet_20_link" text:visited-style-name="Visited_20_Internet_20_Link"><text:span text:style-name="T20">Application</text:span></text:a></text:p>
        </text:list-item>
        <text:list-item>
          <text:p text:style-name="P47"><text:a xlink:type="simple" xlink:href="#2.1.13.Object subClass: Library|outline" text:style-name="Internet_20_link" text:visited-style-name="Visited_20_Internet_20_Link">Library</text:a></text:p>
        </text:list-item>
        <text:list-item>
          <text:p text:style-name="P47">Archive</text:p>
        </text:list-item>
      </text:list>
      <text:p text:style-name="P21"/>
      <text:h text:style-name="P58" text:outline-level="3"><text:bookmark-start text:name="__RefHeading__762_8572981"/>Object Class<text:bookmark-end text:name="__RefHeading__762_8572981"/></text:h>
      <text:p text:style-name="Text_20_body">The Object class is the base class for absolutely everything in the Meat virtual machine.</text:p>
      <text:p text:style-name="Code"><text:span text:style-name="T1">method</text:span> initialize</text:p>
      <text:p text:style-name="Text_20_body">When a new object is created this method is called to initialize all properties to some default values. Since objects are created by various class methods, this method is called to give the properties for all the type when the objects are created. The template for the method is:</text:p>
      <text:p text:style-name="P20"><text:span text:style-name="T1"><text:tab/>method</text:span> initialize {</text:p>
      <text:p text:style-name="P16"><text:s text:c="2"/><text:span text:style-name="T16">super</text:span> initialize</text:p>
      <text:p text:style-name="P17"><text:s text:c="2"/>#Initialize object properties here</text:p>
      <text:p text:style-name="P20"><text:tab/>}</text:p>
      <text:p text:style-name="P19"/>
      <text:p text:style-name="Code"><text:span text:style-name="T1">method</text:span> isObject</text:p>
      <text:p text:style-name="Text_20_body">Returns true if the object is an object, in this case it's always true.</text:p>
      <text:p text:style-name="P27">Return</text:p>
      <text:p text:style-name="Function_20_Definitions"><text:tab/>Always returns true.</text:p>
      <text:p text:style-name="Function_20_Definitions"/>
      <text:p text:style-name="Code"><text:span text:style-name="T1">class</text:span> <text:span text:style-name="T1">method</text:span> isObject</text:p>
      <text:p text:style-name="Text_20_body">Returns true if the object is an object, in this case it's always false.</text:p>
      <text:p text:style-name="P27">Return</text:p>
      <text:p text:style-name="Function_20_Definitions"><text:tab/>Always returns false.</text:p>
      <text:p text:style-name="Function_20_Definitions"/>
      <text:p text:style-name="Code"><text:span text:style-name="T1">method</text:span> isClass</text:p>
      <text:p text:style-name="Text_20_body">Returns true if the object is a class, in this case it's always false.</text:p>
      <text:p text:style-name="Code"><text:span text:style-name="T1">class</text:span> <text:span text:style-name="T1">method</text:span> isClass<text:tab/></text:p>
      <text:p text:style-name="Text_20_body">Returns true if the object is a class, in this case it's always true.</text:p>
      <text:p text:style-name="Code"><text:span text:style-name="T1">method</text:span> isType: <text:span text:style-name="T4">class_object</text:span></text:p>
      <text:p text:style-name="Text_20_body">Returns true if the given object is of type <text:span text:style-name="T4">class_object</text:span>.</text:p>
      <text:p text:style-name="Code"><text:soft-page-break/><text:span text:style-name="T1">method</text:span> isNull</text:p>
      <text:p text:style-name="Code"><text:span text:style-name="T1">class</text:span> <text:span text:style-name="T1">method</text:span> isNull</text:p>
      <text:p text:style-name="Text_20_body"/>
      <text:p text:style-name="Code"><text:span text:style-name="T1">method</text:span> type</text:p>
      <text:p text:style-name="Text_20_body">Returns the class of the object.</text:p>
      <text:p text:style-name="Code"><text:span text:style-name="T1">method</text:span> weak</text:p>
      <text:p text:style-name="Text_20_body">Returns a weak reference to the object.</text:p>
      <text:p text:style-name="Code"><text:span text:style-name="T1">method</text:span> <text:span text:style-name="T6">==</text:span> <text:span text:style-name="T4">other</text:span></text:p>
      <text:p text:style-name="Code"><text:span text:style-name="T1">class</text:span> <text:span text:style-name="T1">method</text:span> == <text:span text:style-name="T4">other</text:span></text:p>
      <text:p text:style-name="Text_20_body">Determines if two objects are the same objects. This method is usually overridden to compare equally in value, rather than if the objects are the same objects.</text:p>
      <text:p text:style-name="Code"><text:span text:style-name="T1">method</text:span> <text:span text:style-name="T6">!=</text:span> <text:span text:style-name="T4">other</text:span></text:p>
      <text:p text:style-name="Text_20_body">Determines if two objects are not the same objects. See <text:span text:style-name="T12">method</text:span><text:span text:style-name="T11"> </text:span><text:span text:style-name="T14">==</text:span><text:span text:style-name="T11"> </text:span><text:span text:style-name="T13">other</text:span><text:span text:style-name="T11">.</text:span></text:p>
      <text:h text:style-name="P58" text:outline-level="3"><text:bookmark-start text:name="__RefHeading__217_832044082"/>Object subClass: Class<text:bookmark-end text:name="__RefHeading__217_832044082"/></text:h>
      <text:p text:style-name="P11"/>
      <text:p text:style-name="Code"><text:span text:style-name="T1">class method</text:span> newObject</text:p>
      <text:p text:style-name="P2">This replaces the current class object with a newly created object from the class. This is for creating constructor methods.</text:p>
      <text:p text:style-name="P16"><text:span text:style-name="T1">class</text:span> <text:span text:style-name="T1">method</text:span> myNewObject {</text:p>
      <text:p text:style-name="P16"><text:s text:c="2"/><text:span text:style-name="T10"># <text:s/>This will replace self with the new object and call the</text:span></text:p>
      <text:p text:style-name="P18"><text:s text:c="2"/># initialize method.</text:p>
      <text:p text:style-name="P16"><text:s text:c="2"/><text:span text:style-name="T17">self</text:span> newObject</text:p>
      <text:p text:style-name="P16"><text:s text:c="2"/><text:span text:style-name="T10"># Now return the newly created object.</text:span></text:p>
      <text:p text:style-name="P16"><text:s text:c="2"/><text:span text:style-name="T17">context</text:span> return: <text:span text:style-name="T17">self</text:span></text:p>
      <text:p text:style-name="P16">}</text:p>
      <text:p text:style-name="Text_20_body"/>
      <text:p text:style-name="Code"><text:span text:style-name="T1">class</text:span> <text:span text:style-name="T1">method</text:span> subClass: <text:span text:style-name="T4">name</text:span> body: <text:span text:style-name="T4">definition_block</text:span></text:p>
      <text:p text:style-name="P7">Creates a new class with the current class as its parent. This method is only available with the Meat compiler. If this method is messaged in the Meat interpreter an exception will be raised. </text:p>
      <text:p text:style-name="Code"><text:span text:style-name="T1">class</text:span> <text:span text:style-name="T1">method</text:span> super</text:p>
      <text:p text:style-name="Text_20_body">Returns the parent class of the class. Most classes will return Object as their super class. Classes like Integer and Number will return Numeric as their super class.</text:p>
      <text:h text:style-name="P58" text:outline-level="3"><text:bookmark-start text:name="__RefHeading__223_832044082"/>Object subClass: Context<text:bookmark-end text:name="__RefHeading__223_832044082"/></text:h>
      <text:p text:style-name="P13">When a message is sent to an object a context is created. The context contains all the data required for the method to answer the message. This includes the parameters passed in the message, all the local and temperary variables for execution, tracks the current bytecode being executed and manages any return value from the method.</text:p>
      <text:p text:style-name="Code"><text:span text:style-name="T1">method</text:span> uplevel</text:p>
      <text:p text:style-name="Text_20_body">Returns the <text:span text:style-name="T21">parent </text:span>context which created the current context. If null is returned then it is the highest level context.</text:p>
      <text:p text:style-name="Code"><text:span text:style-name="T1">method</text:span> localCount</text:p>
      <text:p text:style-name="Text_20_body">Returns the number of local variables that are available in the context. <text:span text:style-name="T21">Note that any parameters that were passed in the message are passed as local variables so the count includes the parameters passed, explicitely created local variables and any unseen temperary variables used.</text:span></text:p>
      <text:p text:style-name="P28">Return</text:p>
      <text:p text:style-name="P29"><text:tab/>The number of local variables in the context.</text:p>
      <text:p text:style-name="P29"/>
      <text:p text:style-name="Code"><text:span text:style-name="T1">method</text:span> get: <text:span text:style-name="T4">index</text:span></text:p>
      <text:p text:style-name="Text_20_body"><text:soft-page-break/>Get a local variable at <text:span text:style-name="T4">index</text:span>.</text:p>
      <text:p text:style-name="Code"><text:span text:style-name="T1">method</text:span> set: <text:span text:style-name="T4">index</text:span> to: <text:span text:style-name="T4">value</text:span></text:p>
      <text:p text:style-name="Text_20_body">Set a local variable at index to value.</text:p>
      <text:p text:style-name="Code"><text:span text:style-name="T1">method</text:span> return</text:p>
      <text:p text:style-name="Text_20_body">Exits the current context returning to back to the upper level context.</text:p>
      <text:p text:style-name="Code"><text:span text:style-name="T1">method</text:span> return: value</text:p>
      <text:p text:style-name="Text_20_body">Exits the current context setting a return value if the upper level context requested one.</text:p>
      <text:h text:style-name="Heading_20_3" text:outline-level="3"><text:bookmark-start text:name="__RefHeading__219_832044082"/>Context subClass: BlockContext<text:bookmark-end text:name="__RefHeading__219_832044082"/></text:h>
      <text:p text:style-name="Text_20_body">A block context is very much like a normal context object...</text:p>
      <text:p text:style-name="Code"><text:span text:style-name="T1">method</text:span> execute</text:p>
      <text:p text:style-name="Code"><text:span text:style-name="T1">method</text:span> localCount</text:p>
      <text:p text:style-name="Code"><text:span text:style-name="T1">method</text:span> return</text:p>
      <text:p text:style-name="Code"><text:span text:style-name="T1">method</text:span> return: <text:span text:style-name="T4">value</text:span></text:p>
      <text:p text:style-name="Code">method break</text:p>
      <text:p text:style-name="Code">method continue</text:p>
      <text:p text:style-name="Text_20_body"/>
      <text:h text:style-name="Heading_20_3" text:outline-level="3"><text:bookmark-start text:name="__RefHeading__324_633758448"/>Object subClass: Exception<text:bookmark-end text:name="__RefHeading__324_633758448"/></text:h>
      <text:p text:style-name="Text_20_body">Exceptions are the part of the error management system for <text:span text:style-name="T24">Meat</text:span>.</text:p>
      <text:p text:style-name="Code"><text:span text:style-name="T1">class method</text:span> try: <text:span text:style-name="T4">block</text:span></text:p>
      <text:p text:style-name="P7"/>
      <text:p text:style-name="Code"><text:span text:style-name="T1">class method</text:span> try: <text:span text:style-name="T4">block</text:span> catch: <text:span text:style-name="T4">block</text:span></text:p>
      <text:p text:style-name="P7"/>
      <text:p text:style-name="Code"><text:span text:style-name="T1">class</text:span> <text:span text:style-name="T1">method</text:span> try: <text:span text:style-name="T4">block</text:span> catch: <text:span text:style-name="T4">error</text:span> do: <text:span text:style-name="T4">error_block</text:span></text:p>
      <text:p text:style-name="Text_20_body"/>
      <text:p text:style-name="Code"><text:span text:style-name="T1">class method</text:span> throw</text:p>
      <text:p text:style-name="Text_20_body"/>
      <text:p text:style-name="Code"><text:span text:style-name="T1">class method</text:span> throw: <text:span text:style-name="T4">message</text:span></text:p>
      <text:p text:style-name="P7"/>
      <text:p text:style-name="Code"><text:span text:style-name="T1">method</text:span> message</text:p>
      <text:p text:style-name="Text_20_body">Returns the error message from the exception.</text:p>
      <text:p text:style-name="P27">Return</text:p>
      <text:p text:style-name="Function_20_Definitions"><text:tab/>The error message.</text:p>
      <text:p text:style-name="Function_20_Definitions"/>
      <text:p text:style-name="Code"><text:span text:style-name="T1">method</text:span> context</text:p>
      <text:h text:style-name="Heading_20_3" text:outline-level="3"><text:bookmark-start text:name="__RefHeading__329_1620246397"/>Object subClass: Numeric<text:bookmark-end text:name="__RefHeading__329_1620246397"/></text:h>
      <text:p text:style-name="Text_20_body">The numeric class it the base class for all mathematical values. This class cannot create new objects and is just an abstract definition to provide a list of mathematical operators as methods. By default all the methods with just throw exceptions and the subclass needs to override the operators supported. </text:p>
      <text:p text:style-name="Code"><text:span text:style-name="T1">method</text:span> + <text:span text:style-name="T4">number</text:span></text:p>
      <text:p text:style-name="Text_20_body">Mathematical addition operation, adds self to number and returns the result.</text:p>
      <text:p text:style-name="P27">Parameters</text:p>
      <text:p text:style-name="Function_20_Definitions"><text:tab/><text:span text:style-name="T4">number</text:span> <text:s/>The other number to add self to.</text:p>
      <text:p text:style-name="P27">Return</text:p>
      <text:p text:style-name="Function_20_Definitions"><text:soft-page-break/><text:tab/>The result of adding self to the other number.</text:p>
      <text:p text:style-name="Function_20_Definitions"/>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2">method</text:span><text:span text:style-name="T3"> ^ </text:span><text:span text:style-name="T4">number</text:span></text:p>
      <text:p text:style-name="Code"><text:span text:style-name="T1">method</text:span> == <text:span text:style-name="T4">number</text:span></text:p>
      <text:p text:style-name="Code"><text:span text:style-name="T1">method</text:span> != <text:span text:style-name="T4">number</text:span></text:p>
      <text:p text:style-name="P31"><text:tab/><text:span text:style-name="T1">method</text:span> &lt; <text:span text:style-name="T4">number</text:span></text:p>
      <text:p text:style-name="P31"><text:tab/><text:span text:style-name="T1">method</text:span> &lt;= <text:span text:style-name="T4">number</text:span></text:p>
      <text:p text:style-name="P31"><text:tab/><text:span text:style-name="T1">method</text:span> &gt; <text:span text:style-name="T4">number</text:span></text:p>
      <text:p text:style-name="P31"><text:tab/><text:span text:style-name="T1">method</text:span> &gt;= <text:span text:style-name="T4">number</text:span></text:p>
      <text:p text:style-name="Code"><text:span text:style-name="T1">method</text:span> neg</text:p>
      <text:p text:style-name="Code"><text:span text:style-name="T1">method</text:span> abs</text:p>
      <text:p text:style-name="Code"><text:span text:style-name="T1">method</text:span><text:span text:style-name="T6"> asText</text:span></text:p>
      <text:p text:style-name="Text_20_body"><text:span text:style-name="T6">A method for converting the numeric value to a </text:span><text:a xlink:type="simple" xlink:href="#2.1.9.Object subClass: Text|outline" text:style-name="Internet_20_link" text:visited-style-name="Visited_20_Internet_20_Link"><text:span text:style-name="T6">Text</text:span></text:a><text:span text:style-name="T6"> object. Since the numeric class is just an abstract type this method is meant to be overridden by sub-classes and just throws an exception.</text:span></text:p>
      <text:p text:style-name="P8">Exceptions</text:p>
      <text:p text:style-name="P32">Throws an exception that the numeric value cannot be converted.</text:p>
      <text:p text:style-name="Code"><text:span text:style-name="T1">class</text:span> <text:span text:style-name="T1">method</text:span> cos: value</text:p>
      <text:p text:style-name="Code"><text:span text:style-name="T1">class</text:span> <text:span text:style-name="T1">method</text:span> sin: value</text:p>
      <text:p text:style-name="Code"><text:span text:style-name="T1">class</text:span> <text:span text:style-name="T1">method</text:span> tan: value</text:p>
      <text:p text:style-name="Code"><text:span text:style-name="T1">class</text:span> <text:span text:style-name="T1">method</text:span> acos: value</text:p>
      <text:p text:style-name="Code"><text:span text:style-name="T1">class</text:span> <text:span text:style-name="T1">method</text:span> asin: value</text:p>
      <text:p text:style-name="Code"><text:span text:style-name="T1">class</text:span> <text:span text:style-name="T1">method</text:span> atan: value</text:p>
      <text:p text:style-name="Code"><text:span text:style-name="T1">class</text:span> <text:span text:style-name="T1">method</text:span> atan2: value</text:p>
      <text:p text:style-name="Code"><text:span text:style-name="T1">class</text:span> <text:span text:style-name="T1">method</text:span> cosh: value</text:p>
      <text:p text:style-name="Code"><text:span text:style-name="T1">class</text:span> <text:span text:style-name="T1">method</text:span> sinh: value</text:p>
      <text:p text:style-name="Code"><text:span text:style-name="T1">class</text:span> <text:span text:style-name="T1">method</text:span> tanh: value</text:p>
      <text:p text:style-name="Code"><text:span text:style-name="T1">class</text:span> <text:span text:style-name="T1">method</text:span> exp: value</text:p>
      <text:p text:style-name="Code"><text:span text:style-name="T1">class</text:span> <text:span text:style-name="T1">method</text:span> log: value</text:p>
      <text:p text:style-name="Code"><text:span text:style-name="T1">class</text:span> <text:span text:style-name="T1">method</text:span> log10: value</text:p>
      <text:p text:style-name="Code"><text:span text:style-name="T1">class</text:span> <text:span text:style-name="T1">method</text:span> sqrt: value</text:p>
      <text:h text:style-name="Heading_20_3" text:outline-level="3"><text:bookmark-start text:name="__RefHeading__4164_739713143"/>Numeric subClass: Integer<text:bookmark-end text:name="__RefHeading__4164_739713143"/></text:h>
      <text:p text:style-name="Code"><text:span text:style-name="T1">method</text:span> or: value</text:p>
      <text:p text:style-name="Code"><text:span text:style-name="T1">method</text:span> and: value</text:p>
      <text:p text:style-name="Code"><text:span text:style-name="T1">method</text:span> xor: value</text:p>
      <text:p text:style-name="Code"><text:span text:style-name="T1">method</text:span> rshift: amount</text:p>
      <text:p text:style-name="Code"><text:span text:style-name="T1">method</text:span> lshift: amount</text:p>
      <text:p text:style-name="Code"><text:span text:style-name="T1">method</text:span> timesDo: block</text:p>
      <text:p text:style-name="Code"><text:span text:style-name="T1">method</text:span> times: counter do: block</text:p>
      <text:h text:style-name="Heading_20_3" text:outline-level="3"><text:bookmark-start text:name="__RefHeading__1006_911066331"/>Object subClass: Boolean<text:bookmark-end text:name="__RefHeading__1006_911066331"/></text:h>
      <text:p text:style-name="Text_20_body">The Boolean class and objects provide true and false values to the language.</text:p>
      <text:p text:style-name="Code"><text:span text:style-name="T1">class</text:span> <text:span text:style-name="T1">method</text:span> true</text:p>
      <text:p text:style-name="Text_20_body">Returns the “true” object. There is only ever one true object that is stored in a class property that is always returned by this method.</text:p>
      <text:p text:style-name="Code"><text:span text:style-name="T1">class</text:span> <text:span text:style-name="T1">method</text:span> false</text:p>
      <text:p text:style-name="Text_20_body">Returns the “false” object. There is only ever one false object that is stored in a class property that is always returned by this method.</text:p>
      <text:p text:style-name="Code"><text:soft-page-break/><text:span text:style-name="T1">method</text:span> isTrue: <text:span text:style-name="T4">trueBlock</text:span></text:p>
      <text:p text:style-name="P7">When the object is the true object then this method will execute the <text:span text:style-name="T4">trueBlock</text:span>. If the object is false then nothing is done.</text:p>
      <text:p text:style-name="P16"><text:span text:style-name="T15">[birthday == today]</text:span> isTrue: {</text:p>
      <text:p text:style-name="P16"><text:s text:c="2"/>party do</text:p>
      <text:p text:style-name="P16">}</text:p>
      <text:p text:style-name="P27">Parameters</text:p>
      <text:p text:style-name="Function_20_Definitions"><text:tab/><text:span text:style-name="T4">trueBlock</text:span><text:tab/>If the object messaged is true, then this is the block to be executed.</text:p>
      <text:p text:style-name="Function_20_Definitions"/>
      <text:p text:style-name="Code"><text:span text:style-name="T1">method</text:span> isTrue: <text:span text:style-name="T4">trueBlock</text:span> else: <text:span text:style-name="T4">falseBlock</text:span></text:p>
      <text:p text:style-name="P7"/>
      <text:p text:style-name="Code"><text:span text:style-name="T1">method</text:span> isFalse: <text:span text:style-name="T4">falseBlock</text:span></text:p>
      <text:p text:style-name="P7"/>
      <text:p text:style-name="Code"><text:span text:style-name="T1">method</text:span> isFalse: <text:span text:style-name="T4">falseBlock</text:span> else: <text:span text:style-name="T4">trueBlock</text:span></text:p>
      <text:p text:style-name="P7"/>
      <text:p text:style-name="Code"><text:span text:style-name="T1">method</text:span> not</text:p>
      <text:p text:style-name="Text_20_body">Returns the inverse value of the boolean, true becomes false and false becomes true.</text:p>
      <text:p text:style-name="Code"><text:span text:style-name="T1">method</text:span> and: other</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Heading">self</text:p>
          </table:table-cell>
          <table:table-cell table:style-name="Table4.A1" office:value-type="string">
            <text:p text:style-name="Table_20_Heading">other</text:p>
          </table:table-cell>
          <table:table-cell table:style-name="Table4.A1" office:value-type="string">
            <text:p text:style-name="Table_20_Heading">Result</text:p>
          </table:table-cell>
        </table:table-row>
        <table:table-row>
          <table:table-cell table:style-name="Table4.A2" office:value-type="string">
            <text:p text:style-name="P23">False</text:p>
          </table:table-cell>
          <table:table-cell table:style-name="Table4.A2" office:value-type="string">
            <text:p text:style-name="P23">False</text:p>
          </table:table-cell>
          <table:table-cell table:style-name="Table4.C2" office:value-type="string">
            <text:p text:style-name="P23">False</text:p>
          </table:table-cell>
        </table:table-row>
        <table:table-row>
          <table:table-cell table:style-name="Table4.A2" office:value-type="string">
            <text:p text:style-name="P23">True</text:p>
          </table:table-cell>
          <table:table-cell table:style-name="Table4.A2" office:value-type="string">
            <text:p text:style-name="P23">False</text:p>
          </table:table-cell>
          <table:table-cell table:style-name="Table4.C2" office:value-type="string">
            <text:p text:style-name="P23">False</text:p>
          </table:table-cell>
        </table:table-row>
        <table:table-row>
          <table:table-cell table:style-name="Table4.A2" office:value-type="string">
            <text:p text:style-name="P23">False</text:p>
          </table:table-cell>
          <table:table-cell table:style-name="Table4.A2" office:value-type="string">
            <text:p text:style-name="P23">True</text:p>
          </table:table-cell>
          <table:table-cell table:style-name="Table4.C2" office:value-type="string">
            <text:p text:style-name="P23">False</text:p>
          </table:table-cell>
        </table:table-row>
        <table:table-row>
          <table:table-cell table:style-name="Table4.A2" office:value-type="string">
            <text:p text:style-name="P23">True</text:p>
          </table:table-cell>
          <table:table-cell table:style-name="Table4.A2" office:value-type="string">
            <text:p text:style-name="P23">True</text:p>
          </table:table-cell>
          <table:table-cell table:style-name="Table4.C2" office:value-type="string">
            <text:p text:style-name="P23">True</text:p>
          </table:table-cell>
        </table:table-row>
      </table:table>
      <text:p text:style-name="Text_20_body"/>
      <text:p text:style-name="Code"><text:span text:style-name="T1">method</text:span> or: othe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lf</text:p>
          </table:table-cell>
          <table:table-cell table:style-name="Table5.A1" office:value-type="string">
            <text:p text:style-name="Table_20_Heading">other</text:p>
          </table:table-cell>
          <table:table-cell table:style-name="Table5.A1" office:value-type="string">
            <text:p text:style-name="Table_20_Heading">Result</text:p>
          </table:table-cell>
        </table:table-row>
        <table:table-row>
          <table:table-cell table:style-name="Table5.A2" office:value-type="string">
            <text:p text:style-name="P23">False</text:p>
          </table:table-cell>
          <table:table-cell table:style-name="Table5.A2" office:value-type="string">
            <text:p text:style-name="P23">False</text:p>
          </table:table-cell>
          <table:table-cell table:style-name="Table5.C2" office:value-type="string">
            <text:p text:style-name="P23">False</text:p>
          </table:table-cell>
        </table:table-row>
        <table:table-row>
          <table:table-cell table:style-name="Table5.A2" office:value-type="string">
            <text:p text:style-name="P23">True</text:p>
          </table:table-cell>
          <table:table-cell table:style-name="Table5.A2" office:value-type="string">
            <text:p text:style-name="P23">False</text:p>
          </table:table-cell>
          <table:table-cell table:style-name="Table5.C2" office:value-type="string">
            <text:p text:style-name="P23">True</text:p>
          </table:table-cell>
        </table:table-row>
        <table:table-row>
          <table:table-cell table:style-name="Table5.A2" office:value-type="string">
            <text:p text:style-name="P23">False</text:p>
          </table:table-cell>
          <table:table-cell table:style-name="Table5.A2" office:value-type="string">
            <text:p text:style-name="P23">True</text:p>
          </table:table-cell>
          <table:table-cell table:style-name="Table5.C2" office:value-type="string">
            <text:p text:style-name="P23">True</text:p>
          </table:table-cell>
        </table:table-row>
        <table:table-row>
          <table:table-cell table:style-name="Table5.A2" office:value-type="string">
            <text:p text:style-name="P23">True</text:p>
          </table:table-cell>
          <table:table-cell table:style-name="Table5.A2" office:value-type="string">
            <text:p text:style-name="P23">True</text:p>
          </table:table-cell>
          <table:table-cell table:style-name="Table5.C2" office:value-type="string">
            <text:p text:style-name="P23">True</text:p>
          </table:table-cell>
        </table:table-row>
      </table:table>
      <text:p text:style-name="Text_20_body"/>
      <text:p text:style-name="Code"><text:span text:style-name="T1">method</text:span> xor: other</text:p>
      <text:p text:style-name="Text_20_body"/>
      <table:table table:name="Table6" table:style-name="Table6">
        <table:table-column table:style-name="Table6.A"/>
        <table:table-column table:style-name="Table6.B" table:number-columns-repeated="2"/>
        <table:table-row>
          <table:table-cell table:style-name="Table6.A1" office:value-type="string">
            <text:p text:style-name="Table_20_Heading">self</text:p>
          </table:table-cell>
          <table:table-cell table:style-name="Table6.A1" office:value-type="string">
            <text:p text:style-name="Table_20_Heading">other</text:p>
          </table:table-cell>
          <table:table-cell table:style-name="Table6.A1" office:value-type="string">
            <text:p text:style-name="Table_20_Heading">Result</text:p>
          </table:table-cell>
        </table:table-row>
        <table:table-row>
          <table:table-cell table:style-name="Table6.A2" office:value-type="string">
            <text:p text:style-name="P23">False</text:p>
          </table:table-cell>
          <table:table-cell table:style-name="Table6.A2" office:value-type="string">
            <text:p text:style-name="P23">False</text:p>
          </table:table-cell>
          <table:table-cell table:style-name="Table6.C2" office:value-type="string">
            <text:p text:style-name="P23">False</text:p>
          </table:table-cell>
        </table:table-row>
        <table:table-row>
          <table:table-cell table:style-name="Table6.A2" office:value-type="string">
            <text:p text:style-name="P23">True</text:p>
          </table:table-cell>
          <table:table-cell table:style-name="Table6.A2" office:value-type="string">
            <text:p text:style-name="P23">False</text:p>
          </table:table-cell>
          <table:table-cell table:style-name="Table6.C2" office:value-type="string">
            <text:p text:style-name="P23">True</text:p>
          </table:table-cell>
        </table:table-row>
        <table:table-row>
          <table:table-cell table:style-name="Table6.A2" office:value-type="string">
            <text:p text:style-name="P23">False</text:p>
          </table:table-cell>
          <table:table-cell table:style-name="Table6.A2" office:value-type="string">
            <text:p text:style-name="P23">True</text:p>
          </table:table-cell>
          <table:table-cell table:style-name="Table6.C2" office:value-type="string">
            <text:p text:style-name="P23">True</text:p>
          </table:table-cell>
        </table:table-row>
        <table:table-row>
          <table:table-cell table:style-name="Table6.A2" office:value-type="string">
            <text:p text:style-name="P23">True</text:p>
          </table:table-cell>
          <table:table-cell table:style-name="Table6.A2" office:value-type="string">
            <text:p text:style-name="P23">True</text:p>
          </table:table-cell>
          <table:table-cell table:style-name="Table6.C2" office:value-type="string">
            <text:p text:style-name="P23">False</text:p>
          </table:table-cell>
        </table:table-row>
      </table:table>
      <text:p text:style-name="P2"/>
      <text:p text:style-name="Code"><text:span text:style-name="T1">method</text:span> asText</text:p>
      <text:p text:style-name="P14">Return “true” or “false” text object representations of the boolean object.</text:p>
      <text:h text:style-name="Heading_20_3" text:outline-level="3"><text:bookmark-start text:name="__RefHeading__331_1620246397"/><text:soft-page-break/>Object subClass: Text<text:bookmark-end text:name="__RefHeading__331_1620246397"/></text:h>
      <text:p text:style-name="Code"><text:span text:style-name="T1">method</text:span> isEmpty</text:p>
      <text:p text:style-name="Text_20_body">Return true if the text is empty otherwise return false.</text:p>
      <text:p text:style-name="Code"><text:span text:style-name="T1">method</text:span> length</text:p>
      <text:p text:style-name="Text_20_body">Return the number of characters in the text.</text:p>
      <text:p text:style-name="Code"><text:span text:style-name="T1">method</text:span> get: <text:span text:style-name="T4">index</text:span></text:p>
      <text:p text:style-name="Text_20_body">Get the character from the text at the specified index.</text:p>
      <text:p text:style-name="Code"><text:span text:style-name="T1">method</text:span> get: <text:span text:style-name="T4">start</text:span> to: <text:span text:style-name="T4">end</text:span></text:p>
      <text:p text:style-name="Text_20_body"/>
      <text:p text:style-name="Code"><text:span text:style-name="T1">method</text:span> == <text:span text:style-name="T4">other</text:span></text:p>
      <text:p text:style-name="Text_20_body"/>
      <text:p text:style-name="Code"><text:span text:style-name="T1">method</text:span> != <text:span text:style-name="T4">other</text:span></text:p>
      <text:p text:style-name="Text_20_body"/>
      <text:p text:style-name="Code"><text:span text:style-name="T1">method</text:span> &lt; <text:span text:style-name="T4">other</text:span></text:p>
      <text:p text:style-name="Text_20_body"/>
      <text:p text:style-name="Code"><text:span text:style-name="T1">method</text:span> &lt;= other</text:p>
      <text:p text:style-name="Code"><text:span text:style-name="T1">method</text:span> &gt; other</text:p>
      <text:p text:style-name="Code"><text:span text:style-name="T1">method</text:span> &gt;= other</text:p>
      <text:p text:style-name="Code"><text:span text:style-name="T1">method</text:span> + <text:span text:style-name="T4">other</text:span></text:p>
      <text:p text:style-name="Text_20_body">Return a new text object with other text appended to the current text.</text:p>
      <text:p text:style-name="Code"><text:span text:style-name="T1">method</text:span> * <text:span text:style-name="T4">count</text:span></text:p>
      <text:p text:style-name="Text_20_body">Return a new text object with the current text repeated <text:span text:style-name="T4">count</text:span> times. For example:</text:p>
      <text:p text:style-name="P16"><text:span text:style-name="T15">[</text:span><text:span text:style-name="T19">“#”</text:span><text:span text:style-name="T15"> * 10]</text:span> == <text:span text:style-name="T18">“##########”</text:span></text:p>
      <text:h text:style-name="Heading_20_3" text:outline-level="3"><text:bookmark-start text:name="__RefHeading__4172_739713143"/>Object subClass: List<text:bookmark-end text:name="__RefHeading__4172_739713143"/></text:h>
      <text:p text:style-name="P8"/>
      <text:p text:style-name="Code"><text:span text:style-name="T1">class method</text:span> new</text:p>
      <text:p text:style-name="Text_20_body">Creates a new list object.</text:p>
      <text:p text:style-name="Code"><text:span text:style-name="T1">method</text:span> get: <text:span text:style-name="T4">index</text:span></text:p>
      <text:p text:style-name="Text_20_body"/>
      <text:p text:style-name="Code"><text:span text:style-name="T1">method</text:span> set: <text:span text:style-name="T4">index</text:span> to: <text:span text:style-name="T4">value</text:span></text:p>
      <text:p text:style-name="Text_20_body"/>
      <text:p text:style-name="Code"><text:span text:style-name="T1">method</text:span> at: <text:span text:style-name="T4">index</text:span> insert: <text:span text:style-name="T4">value</text:span></text:p>
      <text:p text:style-name="Text_20_body"/>
      <text:p text:style-name="Code"><text:span text:style-name="T1">method</text:span><text:span text:style-name="T6"> remove: object</text:span></text:p>
      <text:p text:style-name="P5">Searches through the list removing every instance of the given object.</text:p>
      <text:p text:style-name="Code"><text:span text:style-name="T1">method</text:span> removeAt: <text:span text:style-name="T4">index</text:span></text:p>
      <text:p text:style-name="Text_20_body"/>
      <text:p text:style-name="Code"><text:span text:style-name="T1">method</text:span> removeFrom: <text:span text:style-name="T4">start</text:span> to: <text:span text:style-name="T4">end</text:span></text:p>
      <text:p text:style-name="Text_20_body"/>
      <text:p text:style-name="Code"><text:span text:style-name="T1">method</text:span> append: <text:span text:style-name="T4">other</text:span></text:p>
      <text:p text:style-name="P7">Appends other to the end of the list. If other is another list, then the two lists are merged with self.</text:p>
      <text:p text:style-name="Code"><text:span text:style-name="T1">method</text:span> push: <text:span text:style-name="T4">value</text:span></text:p>
      <text:p text:style-name="Text_20_body">Pushes value to the back of the list. Unlike append if value is a list it is not merged.</text:p>
      <text:p text:style-name="Code"><text:span text:style-name="T1">method</text:span> pop</text:p>
      <text:p text:style-name="Text_20_body"><text:soft-page-break/></text:p>
      <text:p text:style-name="Code"><text:span text:style-name="T1">method</text:span> swap: <text:span text:style-name="T4">first</text:span> with: <text:span text:style-name="T4">second</text:span></text:p>
      <text:p text:style-name="Text_20_body"/>
      <text:p text:style-name="Code"><text:span text:style-name="T1">method</text:span> first</text:p>
      <text:p text:style-name="Text_20_body"/>
      <text:p text:style-name="Code"><text:span text:style-name="T1">method</text:span> last</text:p>
      <text:p text:style-name="Text_20_body">Returns the last item in the list.</text:p>
      <text:p text:style-name="Code"><text:span text:style-name="T1">method</text:span> clear</text:p>
      <text:p text:style-name="Text_20_body">Removes all the items that are in the list creating an empty list.</text:p>
      <text:p text:style-name="Code"><text:span text:style-name="T1">method</text:span> size</text:p>
      <text:p text:style-name="Text_20_body">Returns the number of items that are in the list.</text:p>
      <text:p text:style-name="Code"><text:span text:style-name="T1">method</text:span> isEmpty</text:p>
      <text:p text:style-name="Text_20_body">Returns true is the list is empty, otherwise it returns false.</text:p>
      <text:p text:style-name="Code"><text:span text:style-name="T1">method</text:span> forEach: <text:span text:style-name="T4">item</text:span> do: <text:span text:style-name="T4">block</text:span></text:p>
      <text:p text:style-name="Text_20_body">Iterates through the list, executing block for each item setting a local variable in the block to the name item.</text:p>
      <text:p text:style-name="P16">mylist foreach: name do: {</text:p>
      <text:p text:style-name="P16"><text:s text:c="2"/>Console write: name</text:p>
      <text:p text:style-name="P16">}</text:p>
      <text:h text:style-name="Heading_20_3" text:outline-level="3"><text:bookmark-start text:name="__RefHeading__1858_984965730"/>Object subClass: Index<text:bookmark-end text:name="__RefHeading__1858_984965730"/></text:h>
      <text:p text:style-name="Code"><text:span text:style-name="T1">method</text:span> new</text:p>
      <text:p text:style-name="Code"><text:span text:style-name="T1">method</text:span> isEmpty</text:p>
      <text:p text:style-name="Code"><text:span text:style-name="T1">method</text:span> size</text:p>
      <text:p text:style-name="Code"><text:span text:style-name="T1">method</text:span> get: key</text:p>
      <text:p text:style-name="Code"><text:span text:style-name="T1">method</text:span> set: key to: value</text:p>
      <text:p text:style-name="Code"><text:span text:style-name="T1">method</text:span> has: key</text:p>
      <text:p text:style-name="Code"><text:span text:style-name="T1">method</text:span> remove: key</text:p>
      <text:p text:style-name="Code"><text:span text:style-name="T1">method</text:span> clear</text:p>
      <text:h text:style-name="Heading_20_3" text:outline-level="3"><text:bookmark-start text:name="__RefHeading__1860_984965730"/>Object subClass: Application<text:bookmark-end text:name="__RefHeading__1860_984965730"/></text:h>
      <text:p text:style-name="Text_20_body"/>
      <text:p text:style-name="Code"><text:span text:style-name="T1">method</text:span> entry</text:p>
      <text:p text:style-name="P2">The entry point of the application.</text:p>
      <text:p text:style-name="P27">Returns</text:p>
      <text:p text:style-name="P30"><text:tab/><text:span text:style-name="T22">Integer exit value to return to the operating system.</text:span></text:p>
      <text:p text:style-name="P30"/>
      <text:p text:style-name="Code"><text:span text:style-name="T1">class</text:span> <text:span text:style-name="T1">method</text:span> parameters</text:p>
      <text:p text:style-name="Text_20_body">Returns the number of parameters that was passed to the program.</text:p>
      <text:p text:style-name="Code"><text:span text:style-name="T1">class</text:span> <text:span text:style-name="T1">method</text:span> parameter: <text:span text:style-name="T4">index</text:span></text:p>
      <text:p text:style-name="P7"/>
      <text:p text:style-name="Code"><text:span text:style-name="T1">class</text:span> <text:span text:style-name="T1">method</text:span> getEnviron: <text:span text:style-name="T4">key</text:span></text:p>
      <text:p text:style-name="P7"/>
      <text:p text:style-name="Code"><text:span text:style-name="T1">class</text:span> <text:span text:style-name="T1">method</text:span> setEnviron: <text:span text:style-name="T4">key</text:span> to: <text:span text:style-name="T4">value</text:span></text:p>
      <text:p text:style-name="Text_20_body"/>
      <text:p text:style-name="Code"><text:span text:style-name="T1">class</text:span> <text:span text:style-name="T1">method</text:span> removeEnviron: <text:span text:style-name="T4">key</text:span></text:p>
      <text:p text:style-name="Text_20_body"/>
      <text:p text:style-name="Code"><text:span text:style-name="T1">class</text:span> <text:span text:style-name="T1">method</text:span> getOS</text:p>
      <text:p text:style-name="Text_20_body"><text:soft-page-break/></text:p>
      <text:h text:style-name="Heading_20_3" text:outline-level="3"><text:bookmark-start text:name="__RefHeading__333_1620246397"/>Object subClass: Library<text:bookmark-end text:name="__RefHeading__333_1620246397"/></text:h>
      <text:p text:style-name="Code"><text:span text:style-name="T1">class method</text:span><text:span text:style-name="T6"> addPath: </text:span><text:span text:style-name="T5">directory</text:span></text:p>
      <text:p text:style-name="P6"/>
      <text:p text:style-name="Code"><text:span text:style-name="T1">class method</text:span> import: <text:span text:style-name="T4">library_name</text:span></text:p>
      <text:p text:style-name="P12"/>
      <text:p text:style-name="Text_20_body">class method unload: library_name</text:p>
      <text:p text:style-name="Text_20_body"/>
      <text:h text:style-name="Heading_20_3" text:outline-level="3"><text:bookmark-start text:name="__RefHeading__221_832044082"/>Object subClass: Archive<text:bookmark-end text:name="__RefHeading__221_832044082"/></text:h>
      <text:p text:style-name="Text_20_body">The Archive class creates or reads object archive files. The archive files have the quirk of technically only being able to store a single object, but since an object can have many properties, these properties also get stored in the file as well. Lists and Indexes also store all the objects they contain in the store. These features are a way of working around the single object storage.</text:p>
      <text:p text:style-name="Text_20_body">These Object stores are a non-mutable file. In other words, the contents cannot be simply updated or changed. When a store is opened in create mode the entire file is wiped clean and the new contents will be created from scratch.</text:p>
      <text:p text:style-name="Code"><text:span text:style-name="T1">class method</text:span><text:span text:style-name="T6"> open: </text:span><text:span text:style-name="T5">filename</text:span></text:p>
      <text:p text:style-name="P6">Open an object data store in read-only mode.</text:p>
      <text:p text:style-name="Code"><text:span text:style-name="T1">class method</text:span><text:span text:style-name="T6"> create: </text:span><text:span text:style-name="T5">filename</text:span></text:p>
      <text:p text:style-name="P5">Creates a new object data store. If the file already exists then it is over written.</text:p>
      <text:p text:style-name="Code"><text:span text:style-name="T1">method</text:span> import: <text:span text:style-name="T4">library_name</text:span></text:p>
      <text:p text:style-name="P5"/>
      <text:p text:style-name="Code"><text:span text:style-name="T1">method</text:span> getObject</text:p>
      <text:p text:style-name="Text_20_body">Retrieves the object from the store. This also loads all the objects properties as well, having the side effect of reading the entire file into memory.</text:p>
      <text:p text:style-name="Code"><text:span text:style-name="T2">method</text:span> setObject: <text:span text:style-name="T4">value</text:span></text:p>
      <text:p text:style-name="Text_20_body">Adds an object to the object. The object is not written to the store immediately. When the store object is destroyed or the sync method is called is when everything is written to the file. </text:p>
      <text:p text:style-name="Code"><text:span text:style-name="T1">method</text:span> sync</text:p>
      <text:p text:style-name="Text_20_body">Writes the object to the file if the store is opened in create mode. If <text:s/>the store was opened as read-only then this method does nothing.</text:p>
      <text:h text:style-name="Heading_20_1" text:outline-level="1"><text:bookmark-start text:name="__RefHeading___Toc2096_1227955824"/>Meat Compiler Reference<text:bookmark-end text:name="__RefHeading___Toc2096_1227955824"/></text:h>
      <text:p text:style-name="Text_20_body">The compiler generates the bytecode of the Meat language.</text:p>
      <text:h text:style-name="Heading_20_2" text:outline-level="2"><text:bookmark-start text:name="__RefHeading___Toc2098_1227955824"/>The Compiler Classes<text:bookmark-end text:name="__RefHeading___Toc2098_1227955824"/></text:h>
      <text:list xml:id="list2929389738487348632" text:style-name="L4">
        <text:list-item>
          <text:p text:style-name="P52">Object</text:p>
        </text:list-item>
        <text:list-item>
          <text:p text:style-name="P54"><text:a xlink:type="simple" xlink:href="#3.1.1.Object subClass: Compiler|outline" text:style-name="Internet_20_link" text:visited-style-name="Visited_20_Internet_20_Link">Compiler</text:a></text:p>
        </text:list-item>
        <text:list-item>
          <text:p text:style-name="P54">Archive</text:p>
        </text:list-item>
        <text:list-item>
          <text:p text:style-name="P55">Compiler.Library</text:p>
        </text:list-item>
        <text:list-item>
          <text:p text:style-name="P54">Compiler.Class</text:p>
        </text:list-item>
        <text:list-item>
          <text:p text:style-name="P54">Compiler.Method</text:p>
        </text:list-item>
      </text:list>
      <text:h text:style-name="Heading_20_3" text:outline-level="3"><text:bookmark-start text:name="__RefHeading___Toc2100_1227955824"/>Object subClass: Compiler<text:bookmark-end text:name="__RefHeading___Toc2100_1227955824"/></text:h>
      <text:p text:style-name="Text_20_body">The compiler class contains a number of introspection methods that can be used from debugging purposes. The API provided by the compiler class allows access to many of the private parts of objects and classes.</text:p>
      <text:p text:style-name="Code"><text:span text:style-name="T1">class</text:span> <text:span text:style-name="T1">method</text:span> listPropertiesFor: <text:span text:style-name="T4">object</text:span></text:p>
      <text:p text:style-name="Text_20_body"/>
      <text:p text:style-name="Code"><text:span text:style-name="T1">class</text:span> <text:span text:style-name="T1">method</text:span> for: <text:span text:style-name="T4">object</text:span> getProperyNameAt: <text:span text:style-name="T4">index</text:span></text:p>
      <text:p text:style-name="Text_20_body"/>
      <text:p text:style-name="Code"><text:span text:style-name="T1">class</text:span> <text:span text:style-name="T1">method</text:span> for: <text:span text:style-name="T4">object</text:span> getPropertyValueAt: <text:span text:style-name="T4">index</text:span></text:p>
      <text:p text:style-name="P12"/>
      <text:p text:style-name="Code"><text:span text:style-name="T1">class</text:span> <text:span text:style-name="T1">method</text:span> for: <text:span text:style-name="T4">object</text:span> setPropertyValueAt: <text:span text:style-name="T4">index</text:span> to: <text:span text:style-name="T4">value</text:span></text:p>
      <text:p text:style-name="Text_20_body"/>
      <text:h text:style-name="Heading_20_3" text:outline-level="3"><text:bookmark-start text:name="__RefHeading___Toc2102_1227955824"/>Archive subClass: Compiler.Library<text:bookmark-end text:name="__RefHeading___Toc2102_1227955824"/></text:h>
      <text:p text:style-name="P2">Creates a new </text:p>
      <text:p text:style-name="Code">method new: library_name</text:p>
      <text:p text:style-name="Text_20_body">method createClass: class_name</text:p>
      <text:p text:style-name="Text_20_body">method createSubClass: class_name from: <text:s/>class</text:p>
      <text:p text:style-name="Text_20_body"/>
      <text:p text:style-name="Code">method findClass: context</text:p>
      <text:p text:style-name="Code">method findMethod: context</text:p>
      <text:p text:style-name="Code">method findCode: context</text:p>
      <text:p text:style-name="Code">method findCodePosition: context</text:p>
      <text:p text:style-name="Code">method compile</text:p>
      <text:p text:style-name="P2"/>
      <text:h text:style-name="Heading_20_3" text:outline-level="3"><text:bookmark-start text:name="__RefHeading___Toc2104_1227955824"/>Object subClass: Compiler.Class<text:bookmark-end text:name="__RefHeading___Toc2104_1227955824"/></text:h>
      <text:p text:style-name="Code">method addProperty: property_name</text:p>
      <text:p text:style-name="Code">method removeProperty: property_name</text:p>
      <text:p text:style-name="Code">method listProperties</text:p>
      <text:p text:style-name="P2">method addMethod: definition</text:p>
      <text:h text:style-name="Heading_20_3" text:outline-level="3"><text:bookmark-start text:name="__RefHeading___Toc2106_1227955824"/><text:soft-page-break/>Object subClass: IDE.Method<text:bookmark-end text:name="__RefHeading___Toc2106_1227955824"/></text:h>
      <text:p text:style-name="P2">method setBody: code</text:p>
      <text:h text:style-name="Heading_20_1" text:outline-level="1"><text:bookmark-start text:name="__RefHeading__1008_911066331"/>Datastores<text:bookmark-end text:name="__RefHeading__1008_911066331"/></text:h>
      <text:h text:style-name="Heading_20_2" text:outline-level="2"><text:bookmark-start text:name="__RefHeading__1864_984965730"/>Archive File Format<text:bookmark-end text:name="__RefHeading__1864_98496573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table:number-rows-spanned="5" office:value-type="string">
            <text:p text:style-name="P23">Header</text:p>
          </table:table-cell>
          <table:table-cell table:style-name="Table2.B1" table:number-columns-spanned="2" office:value-type="string">
            <text:p text:style-name="Code">char[4] = “<text:span text:style-name="T26">M</text:span>ARC”</text:p>
          </table:table-cell>
          <table:covered-table-cell/>
          <table:table-cell table:style-name="Table2.D1" office:value-type="string">
            <text:p text:style-name="P23">The magic file identifier</text:p>
          </table:table-cell>
        </table:table-row>
        <table:table-row>
          <table:covered-table-cell/>
          <table:table-cell table:style-name="Table2.B5" table:number-columns-spanned="2" office:value-type="string">
            <text:p text:style-name="Code">uint8_t</text:p>
          </table:table-cell>
          <table:covered-table-cell/>
          <table:table-cell table:style-name="Table2.D5" office:value-type="string">
            <text:p text:style-name="P23">Major Meat data version</text:p>
          </table:table-cell>
        </table:table-row>
        <table:table-row>
          <table:covered-table-cell/>
          <table:table-cell table:style-name="Table2.B5" table:number-columns-spanned="2" office:value-type="string">
            <text:p text:style-name="Code">uint8_t</text:p>
          </table:table-cell>
          <table:covered-table-cell/>
          <table:table-cell table:style-name="Table2.D5" office:value-type="string">
            <text:p text:style-name="P23">Minor Meat data version</text:p>
          </table:table-cell>
        </table:table-row>
        <table:table-row>
          <table:covered-table-cell/>
          <table:table-cell table:style-name="Table2.B5" table:number-columns-spanned="2" office:value-type="string">
            <text:p text:style-name="Code">uint32_t</text:p>
          </table:table-cell>
          <table:covered-table-cell/>
          <table:table-cell table:style-name="Table2.D5" office:value-type="string">
            <text:p text:style-name="P23">File offset to the library import table</text:p>
          </table:table-cell>
        </table:table-row>
        <table:table-row>
          <table:covered-table-cell/>
          <table:table-cell table:style-name="Table2.B5" table:number-columns-spanned="2" office:value-type="string">
            <text:p text:style-name="Code">uint32_t</text:p>
          </table:table-cell>
          <table:covered-table-cell/>
          <table:table-cell table:style-name="Table2.D5" office:value-type="string">
            <text:p text:style-name="P23">File offset to the serialized object <text:span text:style-name="T23">index</text:span></text:p>
          </table:table-cell>
        </table:table-row>
        <table:table-row>
          <table:table-cell table:style-name="Table2.A6" office:value-type="string">
            <text:p text:style-name="P23"/>
          </table:table-cell>
          <table:table-cell table:style-name="Table2.B6" table:number-columns-spanned="2" office:value-type="string">
            <text:p text:style-name="Code"/>
          </table:table-cell>
          <table:covered-table-cell/>
          <table:table-cell table:style-name="Table2.D6" office:value-type="string">
            <text:p text:style-name="P23"/>
          </table:table-cell>
        </table:table-row>
        <table:table-row>
          <table:table-cell table:style-name="Table2.A8" table:number-rows-spanned="2" office:value-type="string">
            <text:p text:style-name="P23">Library Imports</text:p>
          </table:table-cell>
          <table:table-cell table:style-name="Table2.B8" table:number-columns-spanned="2" office:value-type="string">
            <text:p text:style-name="Code">uint8_t</text:p>
          </table:table-cell>
          <table:covered-table-cell/>
          <table:table-cell table:style-name="Table2.D8" office:value-type="string">
            <text:p text:style-name="P23">The number of other libraries that need to be imported</text:p>
          </table:table-cell>
        </table:table-row>
        <table:table-row>
          <table:covered-table-cell/>
          <table:table-cell table:style-name="Table2.B8" table:number-columns-spanned="2" office:value-type="string">
            <text:p text:style-name="Code">char[][]</text:p>
          </table:table-cell>
          <table:covered-table-cell/>
          <table:table-cell table:style-name="Table2.D8" office:value-type="string">
            <text:p text:style-name="P23">A list of null terminated strings containing the names of the other libraries to import</text:p>
          </table:table-cell>
        </table:table-row>
        <table:table-row>
          <table:table-cell table:style-name="Table2.A9" office:value-type="string">
            <text:p text:style-name="P23"/>
          </table:table-cell>
          <table:table-cell table:style-name="Table2.B9" table:number-columns-spanned="2" office:value-type="string">
            <text:p text:style-name="Code"/>
          </table:table-cell>
          <table:covered-table-cell/>
          <table:table-cell table:style-name="Table2.D9" office:value-type="string">
            <text:p text:style-name="P23"/>
          </table:table-cell>
        </table:table-row>
        <table:table-row>
          <table:table-cell table:style-name="Table2.A12" table:number-rows-spanned="3" office:value-type="string">
            <text:p text:style-name="P26">Object Index</text:p>
          </table:table-cell>
          <table:table-cell table:style-name="Table2.B10" table:number-columns-spanned="2" office:value-type="string">
            <text:p text:style-name="P33">uint32_t</text:p>
          </table:table-cell>
          <table:covered-table-cell/>
          <table:table-cell table:style-name="Table2.D12" office:value-type="string">
            <text:p text:style-name="P26">The number of objects in the index.</text:p>
          </table:table-cell>
        </table:table-row>
        <table:table-row>
          <table:covered-table-cell/>
          <table:table-cell table:style-name="Table2.B12" table:number-rows-spanned="2" office:value-type="string">
            <text:p text:style-name="P33"/>
          </table:table-cell>
          <table:table-cell table:style-name="Table2.C12" office:value-type="string">
            <text:p text:style-name="P33">uint32_t</text:p>
          </table:table-cell>
          <table:table-cell table:style-name="Table2.D12" office:value-type="string">
            <text:p text:style-name="P26">The hash id for the objects class.</text:p>
          </table:table-cell>
        </table:table-row>
        <table:table-row>
          <table:covered-table-cell/>
          <table:covered-table-cell/>
          <table:table-cell table:style-name="Table2.C12" office:value-type="string">
            <text:p text:style-name="P33">uint32_t</text:p>
          </table:table-cell>
          <table:table-cell table:style-name="Table2.D12" office:value-type="string">
            <text:p text:style-name="P26">The offset in the file for the object data.</text:p>
          </table:table-cell>
        </table:table-row>
      </table:table>
      <text:p text:style-name="P2"/>
      <text:h text:style-name="Heading_20_2" text:outline-level="2"><text:bookmark-start text:name="__RefHeading__2318_337618619"/>Developer File Format<text:bookmark-end text:name="__RefHeading__2318_337618619"/></text:h>
      <text:p text:style-name="P2">Class Table</text:p>
      <text:p text:style-name="P2">Class Name, Super Name, Hash Code, Offset to Method Table</text:p>
      <text:p text:style-name="P2">Method Table</text:p>
      <text:p text:style-name="P2">Method Name, Hash Code, Source Code, IP to Source Code Location</text:p>
      <text:h text:style-name="Heading_20_1" text:outline-level="1"><text:bookmark-start text:name="__RefHeading__1756_1541053735"/>Appendix A: Things to do<text:bookmark-end text:name="__RefHeading__1756_1541053735"/></text:h>
      <text:p text:style-name="Text_20_body"/>
      <text:list xml:id="list8288037218002923734" text:style-name="L5">
        <text:list-item>
          <text:p text:style-name="P53">Some kind of while loop.</text:p>
        </text:list-item>
      </text:list>
      <text:h text:style-name="Heading_20_1" text:outline-level="1"><text:bookmark-start text:name="__RefHeading___Toc2303_1227955824"/>GNU Free Documentation License<text:bookmark-end text:name="__RefHeading___Toc2303_1227955824"/></text:h>
      <text:p text:style-name="P43">Version 1.3, 3 November 2008</text:p>
      <text:p text:style-name="P15">Copyright (C) 2000, 2001, 2002, 2007, 2008 Free Software Foundation, Inc. <text:a xlink:type="simple" xlink:href="http://fsf.org/" text:style-name="Internet_20_link" text:visited-style-name="Visited_20_Internet_20_Link"><text:span text:style-name="Definition">http://fsf.org/</text:span></text:a></text:p>
      <text:p text:style-name="P15">Everyone is permitted to copy and distribute verbatim copies of this license document, but changing it is not allowed.</text:p>
      <text:h text:style-name="Heading_20_2" text:outline-level="2"><text:bookmark-start text:name="__RefHeading___Toc2305_1227955824"/>0. PREAMBLE<text:bookmark-end text:name="__RefHeading___Toc2305_1227955824"/></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2" text:outline-level="2"><text:bookmark-start text:name="__RefHeading___Toc2307_1227955824"/>1. APPLICABILITY AND DEFINITIONS<text:bookmark-end text:name="__RefHeading___Toc2307_1227955824"/></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5">A "Modified Version" of the Document means any work containing the Document or a portion of it, either copied verbatim, or with modifications and/or translated into another language.</text:p>
      <text:p text:style-name="P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5">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5">Examples of suitable formats for Transparent copies include plain ASCII without markup, Texinfo input format, LaTeX input format, SGML or XML using a publicly available DTD, and standard-conforming simple HTML, PostScript or PDF <text:soft-page-break/>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5">The "publisher" means any person or entity that distributes copies of the Document to the public.</text:p>
      <text:p text:style-name="P1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2" text:outline-level="2"><text:bookmark-start text:name="__RefHeading___Toc2309_1227955824"/>2. VERBATIM COPYING<text:bookmark-end text:name="__RefHeading___Toc2309_1227955824"/></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5">You may also lend copies, under the same conditions stated above, and you may publicly display copies.</text:p>
      <text:h text:style-name="Heading_20_2" text:outline-level="2"><text:bookmark-start text:name="__RefHeading___Toc2311_1227955824"/>3. COPYING IN QUANTITY<text:bookmark-end text:name="__RefHeading___Toc2311_1227955824"/></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5">If the required texts for either cover are too voluminous to fit legibly, you should put the first ones listed (as many as fit reasonably) on the actual cover, and continue the rest onto adjacent pages.</text:p>
      <text:p text:style-name="P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It is requested, but not required, that you contact the authors of the Document well before redistributing any large number of copies, to give them a chance to provide you with an updated version of the Document.</text:p>
      <text:h text:style-name="Heading_20_2" text:outline-level="2"><text:bookmark-start text:name="__RefHeading___Toc2313_1227955824"/><text:soft-page-break/>4. MODIFICATIONS<text:bookmark-end text:name="__RefHeading___Toc2313_1227955824"/></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979318768400132516" text:style-name="L6">
        <text:list-item>
          <text:p text:style-name="P5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5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6">C. State on the Title page the name of the publisher of the Modified Version, as the publisher.</text:p>
        </text:list-item>
        <text:list-item>
          <text:p text:style-name="P56">D. Preserve all the copyright notices of the Document.</text:p>
        </text:list-item>
        <text:list-item>
          <text:p text:style-name="P56">E. Add an appropriate copyright notice for your modifications adjacent to the other copyright notices.</text:p>
        </text:list-item>
        <text:list-item>
          <text:p text:style-name="P56">F. Include, immediately after the copyright notices, a license notice giving the public permission to use the Modified Version under the terms of this License, in the form shown in the Addendum below.</text:p>
        </text:list-item>
        <text:list-item>
          <text:p text:style-name="P56">G. Preserve in that license notice the full lists of Invariant Sections and required Cover Texts given in the Document's license notice.</text:p>
        </text:list-item>
        <text:list-item>
          <text:p text:style-name="P56">H. Include an unaltered copy of this License.</text:p>
        </text:list-item>
        <text:list-item>
          <text:p text:style-name="P5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56">K. For any section Entitled "Acknowledgements" or "Dedications", Preserve the Title of the section, and preserve in the section all the substance and tone of each of the contributor acknowledgements and/or dedications given therein.</text:p>
        </text:list-item>
        <text:list-item>
          <text:p text:style-name="P56">L. Preserve all the Invariant Sections of the Document, unaltered in their text and in their titles. Section numbers or the equivalent are not considered part of the section titles.</text:p>
        </text:list-item>
        <text:list-item>
          <text:p text:style-name="P56">M. Delete any section Entitled "Endorsements". Such a section may not be included in the Modified Version.</text:p>
        </text:list-item>
        <text:list-item>
          <text:p text:style-name="P56">N. Do not retitle any existing section to be Entitled "Endorsements" or to conflict in title with any Invariant Section.</text:p>
        </text:list-item>
        <text:list-item>
          <text:p text:style-name="P56">O. Preserve any Warranty Disclaimers.</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The author(s) and publisher(s) of the Document do not by this License give permission to use their names for publicity for or to assert or imply endorsement of any Modified Version.</text:p>
      <text:h text:style-name="Heading_20_2" text:outline-level="2"><text:bookmark-start text:name="__RefHeading___Toc2315_1227955824"/><text:soft-page-break/>5. COMBINING DOCUMENTS<text:bookmark-end text:name="__RefHeading___Toc2315_1227955824"/></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2" text:outline-level="2"><text:bookmark-start text:name="__RefHeading___Toc2317_1227955824"/>6. COLLECTIONS OF DOCUMENTS<text:bookmark-end text:name="__RefHeading___Toc2317_1227955824"/></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2" text:outline-level="2"><text:bookmark-start text:name="__RefHeading___Toc2319_1227955824"/>7. AGGREGATION WITH INDEPENDENT WORKS<text:bookmark-end text:name="__RefHeading___Toc2319_1227955824"/></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2" text:outline-level="2"><text:bookmark-start text:name="__RefHeading___Toc2321_1227955824"/>8. TRANSLATION<text:bookmark-end text:name="__RefHeading___Toc2321_1227955824"/></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5">If a section in the Document is Entitled "Acknowledgements", "Dedications", or "History", the requirement (section 4) to Preserve its Title (section 1) will typically require changing the actual title.</text:p>
      <text:h text:style-name="Heading_20_2" text:outline-level="2"><text:bookmark-start text:name="__RefHeading___Toc2323_1227955824"/>9. TERMINATION<text:bookmark-end text:name="__RefHeading___Toc2323_1227955824"/></text:h>
      <text:p text:style-name="Text_20_body">You may not copy, modify, sublicense, or distribute the Document except as expressly provided under this License. Any attempt otherwise to copy, modify, sublicense, or distribute it is void, and will automatically terminate your rights <text:soft-page-break/>under this License.</text:p>
      <text:p text:style-name="P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2" text:outline-level="2"><text:bookmark-start text:name="__RefHeading___Toc2325_1227955824"/>10. FUTURE REVISIONS OF THIS LICENSE<text:bookmark-end text:name="__RefHeading___Toc2325_1227955824"/></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text:span text:style-name="Definition">http://www.gnu.org/copyleft/</text:span></text:a>.</text:p>
      <text:p text:style-name="P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2" text:outline-level="2"><text:bookmark-start text:name="__RefHeading___Toc2327_1227955824"/>11. RELICENSING<text:bookmark-end text:name="__RefHeading___Toc2327_1227955824"/></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5">"Incorporate" means to publish or republish a Document, in whole or in part, as part of another Document.</text:p>
      <text:p text:style-name="P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5">The operator of an MMC Site may republish an MMC contained in the site under CC-BY-SA on the same site at any time before August 1, 2009, provided the MMC is eligible for relicensing.</text:p>
      <text:h text:style-name="Heading_20_2" text:outline-level="2"><text:bookmark-start text:name="__RefHeading___Toc2329_1227955824"/>ADDENDUM: How to use this License for your documents<text:bookmark-end text:name="__RefHeading___Toc2329_1227955824"/></text:h>
      <text:p text:style-name="Text_20_body">To use this License in a document you have written, include a copy of the License in the document and put the following copyright and license notices just after the title page:</text:p>
      <text:p text:style-name="P44"><text:s text:c="4"/>Copyright (C) <text:s/>YEAR <text:s/>YOUR NAME.</text:p>
      <text:p text:style-name="P44"><text:s text:c="4"/>Permission is granted to copy, distribute and/or modify this document</text:p>
      <text:p text:style-name="P44"><text:s text:c="4"/>under the terms of the GNU Free Documentation License, Version 1.3</text:p>
      <text:p text:style-name="P44"><text:s text:c="4"/>or any later version published by the Free Software Foundation;</text:p>
      <text:p text:style-name="P44"><text:s text:c="4"/>with no Invariant Sections, no Front-Cover Texts, and no Back-Cover Texts.</text:p>
      <text:p text:style-name="P44"><text:s text:c="4"/>A copy of the license is included in the section entitled "GNU</text:p>
      <text:p text:style-name="P44"><text:soft-page-break/><text:s text:c="4"/>Free Documentation License".</text:p>
      <text:p text:style-name="P4">If you have Invariant Sections, Front-Cover Texts and Back-Cover Texts, replace the "with … Texts." line with this:</text:p>
      <text:p text:style-name="P44"><text:s text:c="4"/>with the Invariant Sections being LIST THEIR TITLES, with the</text:p>
      <text:p text:style-name="P4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P1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101cm" style:auto-text-indent="tru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next-style-name="Text_20_body"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cm" fo:border="none" style:shadow="none">
        <style:tab-stops/>
      </style:paragraph-properties>
      <style:text-properties style:font-name="Courier New" fo:font-family="'Courier New'" style:font-style-name="Regular" style:font-family-generic="modern" style:font-pitch="fixed" fo:font-size="10pt" style:font-size-asian="10.5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nction_20_Definitions" style:display-name="Function Definitions" style:family="paragraph" style:parent-style-name="Standard" style:class="text">
      <style:paragraph-properties fo:margin-left="0.3cm" fo:margin-right="0cm" fo:margin-top="0cm" fo:margin-bottom="0cm" loext:contextual-spacing="false" fo:text-indent="0cm" style:auto-text-indent="false"/>
      <style:text-properties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8pt" style:font-size-asian="18pt" style:font-size-complex="18pt"/>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Footer"/>
      </style:footer>
      <style:footer-first>
        <text:p text:style-name="MP1"><text:date style:data-style-name="N75" text:date-value="2017-05-06T12:12:05.297694141" text:fixed="true">May 6, 2017</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Wills</meta:initial-creator>
    <meta:creation-date>2013-04-06T12:38:31</meta:creation-date>
    <dc:date>2017-05-06T20:08:43.643056026</dc:date>
    <dc:creator>Ron Wills</dc:creator>
    <meta:editing-duration>P80DT7H27M3S</meta:editing-duration>
    <meta:editing-cycles>418</meta:editing-cycles>
    <meta:generator>LibreOffice/5.1.6.2$Linux_X86_64 LibreOffice_project/10m0$Build-2</meta:generator>
    <meta:document-statistic meta:table-count="5" meta:image-count="1" meta:object-count="0" meta:page-count="22" meta:paragraph-count="563" meta:word-count="6596" meta:character-count="39672" meta:non-whitespace-character-count="33605"/>
  </office:meta>
</office:document-meta>
</file>